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49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1.741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1.106cm" fo:break-before="auto" style:use-optimal-row-height="true"/>
    </style:style>
    <style:style style:name="ro6" style:family="table-row">
      <style:table-row-properties style:row-height="1.711cm" fo:break-before="auto" style:use-optimal-row-height="true"/>
    </style:style>
    <style:style style:name="ro7" style:family="table-row">
      <style:table-row-properties style:row-height="2.157cm" fo:break-before="auto" style:use-optimal-row-height="true"/>
    </style:style>
    <style:style style:name="ro8" style:family="table-row">
      <style:table-row-properties style:row-height="1.263cm" fo:break-before="auto" style:use-optimal-row-height="true"/>
    </style:style>
    <style:style style:name="ro9" style:family="table-row">
      <style:table-row-properties style:row-height="2.281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0.8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fo:color="#ea7500" style:font-name="DejaVu Sans Mono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order-bottom="0.99pt solid #000000" fo:background-color="#666666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-bottom="0.99pt solid #000000" fo:background-color="#808080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99pt solid #000000" fo:background-color="#999999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7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8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10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style:use-window-font-color="true" style:font-name="DejaVu Sans Mono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order-bottom="2.01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14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15" style:family="table-cell" style:parent-style-name="Default">
      <style:table-cell-properties fo:background-color="#808080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999999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8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2.01pt solid #000000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22" style:family="table-cell" style:parent-style-name="Default">
      <style:table-cell-properties fo:border-bottom="4pt double-thin #000000" style:border-line-width-bottom="0.018cm 0.106cm 0.018cm" fo:border-left="none" fo:border-right="none" fo:border-top="none"/>
    </style:style>
    <style:style style:name="ce23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24" style:family="table-cell" style:parent-style-name="Default">
      <style:table-cell-properties fo:border-bottom="0.99pt solid #000000" fo:background-color="#808080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order-bottom="0.99pt solid #000000" fo:background-color="#999999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7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8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2.01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4pt double-thin #000000" style:border-line-width-bottom="0.018cm 0.106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outline="false" style:text-line-through-style="solid" style:text-line-through-type="single" style:font-name="Liberation Sans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T1" style:family="text">
      <style:text-properties style:text-line-through-type="single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-asian="Noto Sans CJK SC" fo:font-size="12pt" fo:font-weight="normal" style:text-underline-style="none" style:text-underline-color="font-color" fo:font-style="normal" style:text-outline="false" fo:text-shadow="none" style:text-line-through-mode="continuous" fo:language="es" fo:country="AR" style:language-asian="zh" style:country-asian="CN" style:font-name="Liberation Sans" style:language-complex="hi" style:country-complex="IN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line-through-type="single"/>
    </style:style>
    <style:style style:name="T5" style:family="text">
      <style:text-properties style:font-name="DejaVu Sans Mono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8"/>
        <table:table-column table:style-name="co1" table:default-cell-style-name="ce57"/>
        <table:table-row table:style-name="ro1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1">
          <table:table-cell/>
          <table:table-cell table:style-name="ce3" office:value-type="string" calcext:value-type="string" table:number-columns-spanned="127" table:number-rows-spanned="1">
            <text:p>Patrón Gama [Eficiencia 65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</table:table-row>
        <table:table-row table:style-name="ro1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5">Horario de rutina técnico: “Locura sana”</text:span> II (Nivel 9)</text:p>
          </table:table-cell>
          <table:covered-table-cell table:number-columns-repeated="5" table:style-name="ce14"/>
          <table:covered-table-cell table:style-name="ce23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7"/>
          <table:covered-table-cell table:style-name="ce26"/>
        </table:table-row>
        <table:table-row table:style-name="ro6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2">11:30hs</text:span></text:p>
            <text:p><text:span text:style-name="T2">-</text:span></text:p>
            <text:p><text:span text:style-name="T2">14:30hs</text:span></text:p>
          </table:table-cell>
          <table:table-cell office:value-type="string" calcext:value-type="string">
            <text:p><text:span text:style-name="T2">11:30hs</text:span></text:p>
            <text:p><text:span text:style-name="T2">-</text:span></text:p>
            <text:p><text:span text:style-name="T2">14:30hs</text:span></text:p>
          </table:table-cell>
          <table:table-cell office:value-type="string" calcext:value-type="string">
            <text:p><text:span text:style-name="T2">08:30hs</text:span></text:p>
            <text:p><text:span text:style-name="T2">-</text:span></text:p>
            <text:p><text:span text:style-name="T2">09:10hs</text:span></text:p>
          </table:table-cell>
          <table:table-cell office:value-type="string" calcext:value-type="string">
            <text:p><text:span text:style-name="T2">11:30hs</text:span></text:p>
            <text:p><text:span text:style-name="T2">-</text:span></text:p>
            <text:p><text:span text:style-name="T2">14:30hs</text:span></text:p>
          </table:table-cell>
          <table:table-cell office:value-type="string" calcext:value-type="string">
            <text:p><text:span text:style-name="T2">11:30hs</text:span></text:p>
            <text:p><text:span text:style-name="T2">-</text:span></text:p>
            <text:p><text:span text:style-name="T2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2">11:30hs</text:span></text:p>
            <text:p><text:span text:style-name="T2">-</text:span></text:p>
            <text:p><text:span text:style-name="T2">14:30hs</text:span></text:p>
          </table:table-cell>
          <table:table-cell office:value-type="string" calcext:value-type="string">
            <text:p><text:span text:style-name="T2">11:30hs</text:span></text:p>
            <text:p><text:span text:style-name="T2">-</text:span></text:p>
            <text:p><text:span text:style-name="T2">14:30hs</text:span></text:p>
          </table:table-cell>
          <table:table-cell office:value-type="string" calcext:value-type="string">
            <text:p><text:span text:style-name="T2">08:30hs</text:span></text:p>
            <text:p><text:span text:style-name="T2">-</text:span></text:p>
            <text:p><text:span text:style-name="T2">09:10hs</text:span></text:p>
          </table:table-cell>
          <table:table-cell office:value-type="string" calcext:value-type="string">
            <text:p><text:span text:style-name="T2">11:30hs</text:span></text:p>
            <text:p><text:span text:style-name="T2">-</text:span></text:p>
            <text:p><text:span text:style-name="T2">14:30hs</text:span></text:p>
          </table:table-cell>
          <table:table-cell office:value-type="string" calcext:value-type="string">
            <text:p><text:span text:style-name="T2">11:30hs</text:span></text:p>
            <text:p><text:span text:style-name="T2">-</text:span></text:p>
            <text:p><text:span text:style-name="T2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</table:table-row>
        <table:table-row table:style-name="ro7">
          <table:table-cell/>
          <table:table-cell office:value-type="string" calcext:value-type="string">
            <text:p>10:30hs:Desayuno</text:p>
            <text:p><text:span text:style-name="T1">11:30hs</text:span></text:p>
          </table:table-cell>
          <table:table-cell/>
          <table:table-cell office:value-type="string" calcext:value-type="string">
            <text:p>10:30hs:Desayuno</text:p>
            <text:p><text:span text:style-name="T1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1">10:00hs</text:span></text:p>
          </table:table-cell>
          <table:table-cell office:value-type="string" calcext:value-type="string">
            <text:p>10:30hs:Desayuno</text:p>
            <text:p><text:span text:style-name="T1">11:00hs</text:span></text:p>
          </table:table-cell>
          <table:table-cell office:value-type="string" calcext:value-type="string">
            <text:p>10:30hs:Desayuno</text:p>
            <text:p><text:span text:style-name="T1">11:0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<text:span text:style-name="T2">11:30hs:Desayuno</text:span></text:p>
            <text:p><text:span text:style-name="T3">12:00hs</text:span></text:p>
          </table:table-cell>
          <table:table-cell/>
          <table:table-cell office:value-type="string" calcext:value-type="string">
            <text:p>11:30hs:Desayuno</text:p>
            <text:p><text:span text:style-name="T1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1">10:00hs</text:span></text:p>
          </table:table-cell>
          <table:table-cell office:value-type="string" calcext:value-type="string">
            <text:p><text:span text:style-name="T2">11:30hs:Desayuno</text:span></text:p>
            <text:p><text:span text:style-name="T3">12:00hs</text:span></text:p>
          </table:table-cell>
          <table:table-cell office:value-type="string" calcext:value-type="string">
            <text:p><text:span text:style-name="T2">11:30hs:Desayuno</text:span></text:p>
            <text:p><text:span text:style-name="T3">12:00hs</text:span></text:p>
          </table:table-cell>
          <table:table-cell table:style-name="ce58" table:number-columns-spanned="1" table:number-rows-spanned="10"/>
          <table:table-cell table:number-columns-repeated="3"/>
          <table:table-cell office:value-type="string" calcext:value-type="string">
            <text:p>10:30hs:Desayuno</text:p>
            <text:p><text:span text:style-name="T1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1">10:00hs</text:span></text:p>
          </table:table-cell>
          <table:table-cell table:number-columns-repeated="2"/>
          <table:table-cell table:style-name="ce58" table:number-columns-spanned="1" table:number-rows-spanned="10"/>
          <table:table-cell/>
          <table:table-cell office:value-type="string" calcext:value-type="string">
            <text:p>10:30hs:Desayuno</text:p>
            <text:p><text:span text:style-name="T1">11:30hs</text:span></text:p>
          </table:table-cell>
          <table:table-cell office:value-type="string" calcext:value-type="string">
            <text:p>10:30hs:Desayuno</text:p>
            <text:p><text:span text:style-name="T1">11:30hs</text:span></text:p>
          </table:table-cell>
          <table:table-cell office:value-type="string" calcext:value-type="string">
            <text:p>10:30hs:Desayuno</text:p>
            <text:p><text:span text:style-name="T1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1">10:00hs</text:span></text:p>
          </table:table-cell>
          <table:table-cell office:value-type="string" calcext:value-type="string">
            <text:p>10:30hs:Desayuno</text:p>
            <text:p><text:span text:style-name="T1">11:00hs</text:span></text:p>
          </table:table-cell>
          <table:table-cell office:value-type="string" calcext:value-type="string">
            <text:p>10:30hs:Desayuno</text:p>
            <text:p><text:span text:style-name="T1">11:0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10:30hs:Desayuno</text:p>
            <text:p><text:span text:style-name="T1">11:30hs</text:span></text:p>
          </table:table-cell>
          <table:table-cell office:value-type="string" calcext:value-type="string">
            <text:p>10:30hs:Desayuno</text:p>
            <text:p><text:span text:style-name="T1">11:30hs</text:span></text:p>
          </table:table-cell>
          <table:table-cell office:value-type="string" calcext:value-type="string">
            <text:p>10:30hs:Desayuno</text:p>
            <text:p><text:span text:style-name="T1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1">10:00hs</text:span></text:p>
          </table:table-cell>
          <table:table-cell office:value-type="string" calcext:value-type="string">
            <text:p>10:30hs:Desayuno</text:p>
            <text:p><text:span text:style-name="T1">11:00hs</text:span></text:p>
          </table:table-cell>
          <table:table-cell office:value-type="string" calcext:value-type="string">
            <text:p>10:30hs:Desayuno</text:p>
            <text:p><text:span text:style-name="T1">11:0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10:30hs:Desayuno</text:p>
            <text:p><text:span text:style-name="T1">11:30hs</text:span></text:p>
          </table:table-cell>
          <table:table-cell office:value-type="string" calcext:value-type="string">
            <text:p>10:30hs:Desayuno</text:p>
            <text:p><text:span text:style-name="T1">11:30hs</text:span></text:p>
          </table:table-cell>
          <table:table-cell office:value-type="string" calcext:value-type="string">
            <text:p>10:30hs:Desayuno</text:p>
            <text:p><text:span text:style-name="T1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1">10:00hs</text:span></text:p>
          </table:table-cell>
          <table:table-cell office:value-type="string" calcext:value-type="string">
            <text:p>10:30hs:Desayuno</text:p>
            <text:p><text:span text:style-name="T1">11:00hs</text:span></text:p>
          </table:table-cell>
          <table:table-cell office:value-type="string" calcext:value-type="string">
            <text:p>10:30hs:Desayuno</text:p>
            <text:p><text:span text:style-name="T1">11:0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10:30hs:Desayuno</text:p>
            <text:p><text:span text:style-name="T1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1">09:30hs</text:span></text:p>
          </table:table-cell>
          <table:table-cell office:value-type="string" calcext:value-type="string">
            <text:p>10:30hs:Desayuno</text:p>
            <text:p><text:span text:style-name="T1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1">10:00hs</text:span></text:p>
          </table:table-cell>
          <table:table-cell office:value-type="string" calcext:value-type="string">
            <text:p>10:30hs:Desayuno</text:p>
            <text:p><text:span text:style-name="T1">11:00hs</text:span></text:p>
          </table:table-cell>
          <table:table-cell office:value-type="string" calcext:value-type="string">
            <text:p>10:30hs:Desayuno</text:p>
            <text:p><text:span text:style-name="T1">11:0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10:30hs:Desayuno</text:p>
            <text:p><text:span text:style-name="T1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1">09:30hs</text:span></text:p>
          </table:table-cell>
          <table:table-cell office:value-type="string" calcext:value-type="string">
            <text:p>10:30hs:Desayuno</text:p>
            <text:p><text:span text:style-name="T1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1">10:00hs</text:span></text:p>
          </table:table-cell>
          <table:table-cell office:value-type="string" calcext:value-type="string">
            <text:p>10:30hs:Desayuno</text:p>
            <text:p><text:span text:style-name="T1">11:00hs</text:span></text:p>
          </table:table-cell>
          <table:table-cell office:value-type="string" calcext:value-type="string">
            <text:p>10:30hs:Desayuno</text:p>
            <text:p><text:span text:style-name="T1">11:0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09:30hs:Desayuno</text:p>
            <text:p><text:span text:style-name="T1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1">09:30hs</text:span></text:p>
          </table:table-cell>
          <table:table-cell office:value-type="string" calcext:value-type="string">
            <text:p><text:span text:style-name="T2">09:30hs:Desayuno</text:span></text:p>
            <text:p><text:span text:style-name="T3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1">08:30hs</text:span></text:p>
          </table:table-cell>
          <table:table-cell office:value-type="string" calcext:value-type="string">
            <text:p><text:span text:style-name="T2">09:30hs:Desayuno</text:span></text:p>
            <text:p><text:span text:style-name="T3">10:30hs</text:span></text:p>
          </table:table-cell>
          <table:table-cell office:value-type="string" calcext:value-type="string">
            <text:p><text:span text:style-name="T2">09:30hs:Desayuno</text:span></text:p>
            <text:p><text:span text:style-name="T3">10:3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09:30hs:Desayuno</text:p>
            <text:p><text:span text:style-name="T1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1">08:30hs</text:span></text:p>
          </table:table-cell>
          <table:table-cell office:value-type="string" calcext:value-type="string">
            <text:p><text:span text:style-name="T2">09:30hs:Desayuno</text:span></text:p>
            <text:p><text:span text:style-name="T3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1">08:30hs</text:span></text:p>
          </table:table-cell>
          <table:table-cell office:value-type="string" calcext:value-type="string">
            <text:p><text:span text:style-name="T2">09:30hs:Desayuno</text:span></text:p>
            <text:p><text:span text:style-name="T3">10:30hs</text:span></text:p>
          </table:table-cell>
          <table:table-cell office:value-type="string" calcext:value-type="string">
            <text:p><text:span text:style-name="T2">09:30hs:Desayuno</text:span></text:p>
            <text:p><text:span text:style-name="T3">10:30hs</text:span></text:p>
          </table:table-cell>
          <table:table-cell table:style-name="ce58" table:number-columns-spanned="1" table:number-rows-spanned="10"/>
          <table:table-cell/>
          <table:table-cell table:style-name="ce13" office:value-type="string" calcext:value-type="string">
            <text:p><text:span text:style-name="T2">08:30hs:Desayuno</text:span></text:p>
            <text:p><text:span text:style-name="T2">Energizante</text:span></text:p>
            <text:p><text:span text:style-name="T3">09:30hs</text:span></text:p>
          </table:table-cell>
          <table:table-cell office:value-type="string" calcext:value-type="string">
            <text:p>07:15hs:Desayuno</text:p>
            <text:p>Energizante</text:p>
            <text:p><text:span text:style-name="T1">09:30hs</text:span></text:p>
          </table:table-cell>
          <table:table-cell office:value-type="string" calcext:value-type="string">
            <text:p><text:span text:style-name="T2">08:30hs:Desayuno</text:span></text:p>
            <text:p><text:span text:style-name="T2">Energizante</text:span></text:p>
            <text:p><text:span text:style-name="T3">09:30hs</text:span></text:p>
          </table:table-cell>
          <table:table-cell office:value-type="string" calcext:value-type="string">
            <text:p>07:00hs:Desayuno</text:p>
            <text:p>Energizante</text:p>
            <text:p><text:span text:style-name="T1">08:00hs</text:span></text:p>
          </table:table-cell>
          <table:table-cell office:value-type="string" calcext:value-type="string">
            <text:p><text:span text:style-name="T2">08:30hs:Desayuno</text:span></text:p>
            <text:p><text:span text:style-name="T2">Energizante</text:span></text:p>
            <text:p><text:span text:style-name="T3">09:30hs</text:span></text:p>
          </table:table-cell>
          <table:table-cell office:value-type="string" calcext:value-type="string">
            <text:p><text:span text:style-name="T2">08:30hs:Desayuno</text:span></text:p>
            <text:p><text:span text:style-name="T2">Energizante</text:span></text:p>
            <text:p><text:span text:style-name="T3">09:3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09:30hs:Desayuno</text:p>
            <text:p><text:span text:style-name="T1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1">08:00hs</text:span></text:p>
          </table:table-cell>
          <table:table-cell office:value-type="string" calcext:value-type="string">
            <text:p><text:span text:style-name="T2">09:30hs:Desayuno</text:span></text:p>
            <text:p><text:span text:style-name="T3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1">09:30hs</text:span></text:p>
          </table:table-cell>
          <table:table-cell office:value-type="string" calcext:value-type="string">
            <text:p><text:span text:style-name="T2">09:30hs:Desayuno</text:span></text:p>
            <text:p><text:span text:style-name="T3">10:30hs</text:span></text:p>
          </table:table-cell>
          <table:table-cell office:value-type="string" calcext:value-type="string">
            <text:p><text:span text:style-name="T2">09:30hs:Desayuno</text:span></text:p>
            <text:p><text:span text:style-name="T3">10:30hs</text:span></text:p>
          </table:table-cell>
          <table:table-cell table:style-name="ce58" table:number-columns-spanned="1" table:number-rows-spanned="10"/>
          <table:table-cell/>
          <table:table-cell table:style-name="ce13" office:value-type="string" calcext:value-type="string">
            <text:p><text:span text:style-name="T2">07:30hs:Desayuno</text:span></text:p>
            <text:p><text:span text:style-name="T2">Energizante</text:span></text:p>
            <text:p><text:span text:style-name="T3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1">07:30hs</text:span></text:p>
          </table:table-cell>
          <table:table-cell office:value-type="string" calcext:value-type="string">
            <text:p><text:span text:style-name="T2">07:30hs:Desayuno</text:span></text:p>
            <text:p><text:span text:style-name="T2">Energizante</text:span></text:p>
            <text:p><text:span text:style-name="T3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1">07:00hs</text:span></text:p>
          </table:table-cell>
          <table:table-cell office:value-type="string" calcext:value-type="string">
            <text:p><text:span text:style-name="T2">07:30hs:Desayuno</text:span></text:p>
            <text:p><text:span text:style-name="T2">Energizante</text:span></text:p>
            <text:p><text:span text:style-name="T3">08:30hs</text:span></text:p>
          </table:table-cell>
          <table:table-cell office:value-type="string" calcext:value-type="string">
            <text:p><text:span text:style-name="T2">07:30hs:Desayuno</text:span></text:p>
            <text:p><text:span text:style-name="T2">Energizante</text:span></text:p>
            <text:p><text:span text:style-name="T3">08:30hs</text:span></text:p>
          </table:table-cell>
          <table:table-cell table:style-name="ce58" table:number-columns-spanned="1" table:number-rows-spanned="10"/>
          <table:table-cell/>
          <table:table-cell table:style-name="ce13" office:value-type="string" calcext:value-type="string">
            <text:p><text:span text:style-name="T2">07:30hs:Desayuno</text:span></text:p>
            <text:p><text:span text:style-name="T2">Energizante</text:span></text:p>
            <text:p><text:span text:style-name="T3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1">07:30hs</text:span></text:p>
          </table:table-cell>
          <table:table-cell office:value-type="string" calcext:value-type="string">
            <text:p><text:span text:style-name="T2">07:30hs:Desayuno</text:span></text:p>
            <text:p><text:span text:style-name="T2">Energizante</text:span></text:p>
            <text:p><text:span text:style-name="T3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1">07:00hs</text:span></text:p>
          </table:table-cell>
          <table:table-cell office:value-type="string" calcext:value-type="string">
            <text:p><text:span text:style-name="T2">07:30hs:Desayuno</text:span></text:p>
            <text:p><text:span text:style-name="T2">Energizante</text:span></text:p>
            <text:p><text:span text:style-name="T3">08:30hs</text:span></text:p>
          </table:table-cell>
          <table:table-cell office:value-type="string" calcext:value-type="string">
            <text:p><text:span text:style-name="T2">07:30hs:Desayuno</text:span></text:p>
            <text:p><text:span text:style-name="T2">Energizante</text:span></text:p>
            <text:p><text:span text:style-name="T3">08:30hs</text:span></text:p>
          </table:table-cell>
          <table:table-cell table:style-name="ce58" table:number-columns-spanned="1" table:number-rows-spanned="10"/>
          <table:table-cell/>
          <table:table-cell table:style-name="ce13" office:value-type="string" calcext:value-type="string">
            <text:p><text:span text:style-name="T2">07:30hs:Desayuno</text:span></text:p>
            <text:p><text:span text:style-name="T2">Energizante</text:span></text:p>
            <text:p><text:span text:style-name="T3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1">07:30hs</text:span></text:p>
          </table:table-cell>
          <table:table-cell office:value-type="string" calcext:value-type="string">
            <text:p><text:span text:style-name="T2">07:30hs:Desayuno</text:span></text:p>
            <text:p><text:span text:style-name="T2">Energizante</text:span></text:p>
            <text:p><text:span text:style-name="T3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1">07:00hs</text:span></text:p>
          </table:table-cell>
          <table:table-cell office:value-type="string" calcext:value-type="string">
            <text:p><text:span text:style-name="T2">07:30hs:Desayuno</text:span></text:p>
            <text:p><text:span text:style-name="T2">Energizante</text:span></text:p>
            <text:p><text:span text:style-name="T3">08:30hs</text:span></text:p>
          </table:table-cell>
          <table:table-cell office:value-type="string" calcext:value-type="string">
            <text:p><text:span text:style-name="T2">07:30hs:Desayuno</text:span></text:p>
            <text:p><text:span text:style-name="T2">Energizante</text:span></text:p>
            <text:p><text:span text:style-name="T3">08:30hs</text:span></text:p>
          </table:table-cell>
          <table:table-cell table:style-name="ce58" table:number-columns-spanned="1" table:number-rows-spanned="10"/>
          <table:table-cell/>
          <table:table-cell table:style-name="ce13" office:value-type="string" calcext:value-type="string">
            <text:p><text:span text:style-name="T2">07:30hs:Desayuno</text:span></text:p>
            <text:p><text:span text:style-name="T2">Energizante</text:span></text:p>
            <text:p><text:span text:style-name="T3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1">07:30hs</text:span></text:p>
          </table:table-cell>
          <table:table-cell office:value-type="string" calcext:value-type="string">
            <text:p><text:span text:style-name="T2">07:30hs:Desayuno</text:span></text:p>
            <text:p><text:span text:style-name="T2">Energizante</text:span></text:p>
            <text:p><text:span text:style-name="T3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1">07:00hs</text:span></text:p>
          </table:table-cell>
          <table:table-cell office:value-type="string" calcext:value-type="string">
            <text:p><text:span text:style-name="T2">07:30hs:Desayuno</text:span></text:p>
            <text:p><text:span text:style-name="T2">Energizante</text:span></text:p>
            <text:p><text:span text:style-name="T3">08:30hs</text:span></text:p>
          </table:table-cell>
          <table:table-cell office:value-type="string" calcext:value-type="string">
            <text:p><text:span text:style-name="T2">07:30hs:Desayuno</text:span></text:p>
            <text:p><text:span text:style-name="T2">Energizante</text:span></text:p>
            <text:p><text:span text:style-name="T3">08:30hs</text:span></text:p>
          </table:table-cell>
          <table:table-cell table:style-name="ce58" table:number-columns-spanned="1" table:number-rows-spanned="10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1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1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1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1">11:35hs</text:span></text:p>
          </table:table-cell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office:value-type="string" calcext:value-type="string">
            <text:p>08:30hs:</text:p>
            <text:p>Estudio/Trabajo</text:p>
            <text:p><text:span text:style-name="T1">09:00hs</text:span></text:p>
          </table:table-cell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office:value-type="string" calcext:value-type="string">
            <text:p>08:00hs:</text:p>
            <text:p>Estudio/Trabajo</text:p>
            <text:p><text:span text:style-name="T1">09:00hs</text:span></text:p>
          </table:table-cell>
          <table:table-cell table:number-columns-repeated="4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1">09:30hs</text:span></text:p>
          </table:table-cell>
          <table:table-cell office:value-type="string" calcext:value-type="string">
            <text:p>07:00hs:</text:p>
            <text:p><text:span text:style-name="T2">Estudio/Trabajo</text:span></text:p>
            <text:p><text:span text:style-name="T2">O Código Libre</text:span></text:p>
            <text:p><text:span text:style-name="T3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/>
          <table:table-cell office:value-type="string" calcext:value-type="string">
            <text:p>07:00hs:</text:p>
            <text:p><text:span text:style-name="T2">Estudio/Trabajo</text:span></text:p>
            <text:p><text:span text:style-name="T2">O Código Libre</text:span></text:p>
            <text:p><text:span text:style-name="T3">09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1">09:30hs</text:span></text:p>
          </table:table-cell>
          <table:table-cell office:value-type="string" calcext:value-type="string">
            <text:p>07:00hs:</text:p>
            <text:p><text:span text:style-name="T2">Estudio/Trabajo</text:span></text:p>
            <text:p><text:span text:style-name="T2">O Código Libre</text:span></text:p>
            <text:p><text:span text:style-name="T3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1">09:30hs</text:span></text:p>
          </table:table-cell>
          <table:table-cell office:value-type="string" calcext:value-type="string">
            <text:p>07:00hs:</text:p>
            <text:p><text:span text:style-name="T2">Estudio/Trabajo</text:span></text:p>
            <text:p><text:span text:style-name="T2">O Código Libre</text:span></text:p>
            <text:p><text:span text:style-name="T3">09:00hs</text:span></text:p>
          </table:table-cell>
          <table:table-cell table:number-columns-repeated="2"/>
          <table:covered-table-cell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1">11:35hs</text:span></text:p>
          </table:table-cell>
          <table:table-cell/>
          <table:table-cell table:style-name="Default"/>
          <table:table-cell/>
          <table:table-cell table:style-name="Default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1">11:35hs</text:span></text:p>
          </table:table-cell>
          <table:table-cell table:number-columns-repeated="4"/>
          <table:covered-table-cell/>
          <table:table-cell/>
          <table:table-cell table:style-name="ce13" office:value-type="string" calcext:value-type="string">
            <text:p><text:span text:style-name="T2">10:30hs:</text:span></text:p>
            <text:p><text:span text:style-name="T2">Código</text:span></text:p>
            <text:p><text:span text:style-name="T2">Libre</text:span></text:p>
            <text:p><text:span text:style-name="T3">11:00hs</text:span></text:p>
          </table:table-cell>
          <table:table-cell table:number-columns-repeated="2"/>
          <table:table-cell office:value-type="string" calcext:value-type="string">
            <text:p><text:span text:style-name="T2">08:30hs:</text:span></text:p>
            <text:p><text:span text:style-name="T2">Estudio/Trabajo</text:span></text:p>
            <text:p><text:span text:style-name="T3">09:00hs</text:span></text:p>
          </table:table-cell>
          <table:table-cell/>
          <table:table-cell office:value-type="string" calcext:value-type="string">
            <text:p><text:span text:style-name="T2">10:30hs:Estudio/</text:span></text:p>
            <text:p><text:span text:style-name="T2">Trabajo o</text:span></text:p>
            <text:p><text:span text:style-name="T2"> Código Libre</text:span></text:p>
            <text:p><text:span text:style-name="T1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2">10:30hs:</text:span></text:p>
            <text:p><text:span text:style-name="T2">Código</text:span></text:p>
            <text:p><text:span text:style-name="T2">Libre</text:span></text:p>
            <text:p><text:span text:style-name="T3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2">10:30hs:Estudio/</text:span></text:p>
            <text:p><text:span text:style-name="T2">Trabajo o</text:span></text:p>
            <text:p><text:span text:style-name="T2"> Código Libre</text:span></text:p>
            <text:p><text:span text:style-name="T1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2">10:30hs:</text:span></text:p>
            <text:p><text:span text:style-name="T2">Código</text:span></text:p>
            <text:p><text:span text:style-name="T2">Libre</text:span></text:p>
            <text:p><text:span text:style-name="T3">11:00hs</text:span></text:p>
          </table:table-cell>
          <table:table-cell table:number-columns-repeated="2"/>
          <table:table-cell office:value-type="string" calcext:value-type="string">
            <text:p>08:00hs:</text:p>
            <text:p>Estudio/Trabajo</text:p>
            <text:p><text:span text:style-name="T1">09:00hs</text:span></text:p>
          </table:table-cell>
          <table:table-cell/>
          <table:table-cell office:value-type="string" calcext:value-type="string">
            <text:p><text:span text:style-name="T2">10:30hs:Estudio/</text:span></text:p>
            <text:p><text:span text:style-name="T2">Trabajo o</text:span></text:p>
            <text:p><text:span text:style-name="T2"> Código Libre</text:span></text:p>
            <text:p><text:span text:style-name="T1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2">10:30hs:</text:span></text:p>
            <text:p><text:span text:style-name="T2">Código</text:span></text:p>
            <text:p><text:span text:style-name="T2">Libre</text:span></text:p>
            <text:p><text:span text:style-name="T3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2">10:30hs:Estudio/</text:span></text:p>
            <text:p><text:span text:style-name="T2">Trabajo o</text:span></text:p>
            <text:p><text:span text:style-name="T2"> Código Libre</text:span></text:p>
            <text:p><text:span text:style-name="T1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2">08:30hs:</text:span></text:p>
            <text:p><text:span text:style-name="T2">Estudio/Trabajo</text:span></text:p>
            <text:p><text:span text:style-name="T3">10:30hs</text:span></text:p>
          </table:table-cell>
          <table:table-cell/>
          <table:table-cell table:style-name="ce21"/>
          <table:table-cell/>
          <table:table-cell office:value-type="string" calcext:value-type="string">
            <text:p><text:span text:style-name="T2">08:30hs:</text:span></text:p>
            <text:p><text:span text:style-name="T2">Código</text:span></text:p>
            <text:p><text:span text:style-name="T2">Libre</text:span></text:p>
            <text:p><text:span text:style-name="T3">09:30hs</text:span></text:p>
          </table:table-cell>
          <table:table-cell office:value-type="string" calcext:value-type="string">
            <text:p><text:span text:style-name="T2">10:00hs:Estudio/</text:span></text:p>
            <text:p><text:span text:style-name="T2">Trabajo o</text:span></text:p>
            <text:p><text:span text:style-name="T2"> Código Libre</text:span></text:p>
            <text:p><text:span text:style-name="T1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2">08:30hs:</text:span></text:p>
            <text:p><text:span text:style-name="T2">Estudio/Trabajo</text:span></text:p>
            <text:p><text:span text:style-name="T3">10:30hs</text:span></text:p>
          </table:table-cell>
          <table:table-cell office:value-type="string" calcext:value-type="string">
            <text:p><text:span text:style-name="T2">07:30hs:</text:span></text:p>
            <text:p><text:span text:style-name="T2">Estudio/Trabajo</text:span></text:p>
            <text:p><text:span text:style-name="T3">09:00hs</text:span></text:p>
          </table:table-cell>
          <table:table-cell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2">08:30hs:</text:span></text:p>
            <text:p><text:span text:style-name="T2">Código</text:span></text:p>
            <text:p><text:span text:style-name="T2">Libre</text:span></text:p>
            <text:p><text:span text:style-name="T3">09:30hs</text:span></text:p>
          </table:table-cell>
          <table:table-cell office:value-type="string" calcext:value-type="string">
            <text:p><text:span text:style-name="T2">10:00hs:Estudio/</text:span></text:p>
            <text:p><text:span text:style-name="T2">Trabajo o</text:span></text:p>
            <text:p><text:span text:style-name="T2"> Código Libre</text:span></text:p>
            <text:p><text:span text:style-name="T3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2">10:30hs:</text:span></text:p>
            <text:p><text:span text:style-name="T2">Código</text:span></text:p>
            <text:p><text:span text:style-name="T2">Libre</text:span></text:p>
            <text:p><text:span text:style-name="T3">11:00hs</text:span></text:p>
          </table:table-cell>
          <table:table-cell office:value-type="string" calcext:value-type="string">
            <text:p><text:span text:style-name="T2">07:30hs:</text:span></text:p>
            <text:p><text:span text:style-name="T2">Galactic</text:span></text:p>
            <text:p><text:span text:style-name="T2">Gym</text:span></text:p>
            <text:p><text:span text:style-name="T3">09:00hs</text:span></text:p>
          </table:table-cell>
          <table:table-cell table:style-name="ce21"/>
          <table:table-cell/>
          <table:table-cell office:value-type="string" calcext:value-type="string">
            <text:p><text:span text:style-name="T2">08:30hs:</text:span></text:p>
            <text:p><text:span text:style-name="T2">Código</text:span></text:p>
            <text:p><text:span text:style-name="T2">Libre</text:span></text:p>
            <text:p><text:span text:style-name="T3">09:30hs</text:span></text:p>
          </table:table-cell>
          <table:table-cell office:value-type="string" calcext:value-type="string">
            <text:p><text:span text:style-name="T2">10:00hs:Estudio/</text:span></text:p>
            <text:p><text:span text:style-name="T2">Trabajo o</text:span></text:p>
            <text:p><text:span text:style-name="T2"> Código Libre</text:span></text:p>
            <text:p><text:span text:style-name="T3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2">10:30hs:</text:span></text:p>
            <text:p><text:span text:style-name="T2">Código</text:span></text:p>
            <text:p><text:span text:style-name="T2">Libre</text:span></text:p>
            <text:p><text:span text:style-name="T3">11:00hs</text:span></text:p>
          </table:table-cell>
          <table:table-cell office:value-type="string" calcext:value-type="string">
            <text:p><text:span text:style-name="T2">07:30hs:</text:span></text:p>
            <text:p><text:span text:style-name="T2">Estudio/Trabajo</text:span></text:p>
            <text:p><text:span text:style-name="T3">09:00hs</text:span></text:p>
          </table:table-cell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2">08:30hs:</text:span></text:p>
            <text:p><text:span text:style-name="T2">Código</text:span></text:p>
            <text:p><text:span text:style-name="T2">Libre</text:span></text:p>
            <text:p><text:span text:style-name="T3">09:30hs</text:span></text:p>
          </table:table-cell>
          <table:table-cell office:value-type="string" calcext:value-type="string">
            <text:p><text:span text:style-name="T2">10:00hs:Estudio/</text:span></text:p>
            <text:p><text:span text:style-name="T2">Trabajo o</text:span></text:p>
            <text:p><text:span text:style-name="T2"> Código Libre</text:span></text:p>
            <text:p><text:span text:style-name="T3">11:35hs</text:span></text:p>
          </table:table-cell>
          <table:covered-table-cell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2">10:00hs:Espacio</text:span></text:p>
            <text:p><text:span text:style-name="T2">para proyecto</text:span></text:p>
            <text:p><text:span text:style-name="T1">12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4"/>
          <table:table-cell office:value-type="string" calcext:value-type="string">
            <text:p><text:span text:style-name="T2">10:00hs:Espacio</text:span></text:p>
            <text:p><text:span text:style-name="T2">para proyecto</text:span></text:p>
            <text:p><text:span text:style-name="T1">12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Default"/>
          <table:table-cell/>
          <table:table-cell office:value-type="string" calcext:value-type="string">
            <text:p><text:span text:style-name="T2">10:00hs:Espacio</text:span></text:p>
            <text:p><text:span text:style-name="T2">para proyecto</text:span></text:p>
            <text:p><text:span text:style-name="T1">12:0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1">10:00hs</text:span></text:p>
          </table:table-cell>
          <table:table-cell office:value-type="string" calcext:value-type="string">
            <text:p>10:30hs:</text:p>
            <text:p><text:span text:style-name="T2">Estudio/Trabajo</text:span></text:p>
            <text:p><text:span text:style-name="T3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1">09:30hs</text:span></text:p>
          </table:table-cell>
          <table:table-cell office:value-type="string" calcext:value-type="string">
            <text:p>10:30hs:</text:p>
            <text:p>Estudio/Trabajo</text:p>
            <text:p><text:span text:style-name="T1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1">10:00hs</text:span></text:p>
          </table:table-cell>
          <table:table-cell office:value-type="string" calcext:value-type="string">
            <text:p>10:30hs:</text:p>
            <text:p><text:span text:style-name="T2">Estudio/Trabajo</text:span></text:p>
            <text:p><text:span text:style-name="T3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1">09:30hs</text:span></text:p>
          </table:table-cell>
          <table:table-cell office:value-type="string" calcext:value-type="string">
            <text:p>10:30hs:</text:p>
            <text:p>Estudio/Trabajo</text:p>
            <text:p><text:span text:style-name="T1">11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2">10:30hs:</text:span></text:p>
            <text:p><text:span text:style-name="T2">Código</text:span></text:p>
            <text:p><text:span text:style-name="T2">Libre</text:span></text:p>
            <text:p><text:span text:style-name="T3">11:00hs</text:span></text:p>
          </table:table-cell>
          <table:table-cell/>
          <table:table-cell office:value-type="string" calcext:value-type="string">
            <text:p><text:span text:style-name="T2">09:30hs:</text:span></text:p>
            <text:p><text:span text:style-name="T2">Estudio/Trabajo</text:span></text:p>
            <text:p><text:span text:style-name="T2">O Código Libre</text:span></text:p>
            <text:p><text:span text:style-name="T3">11:35hs</text:span></text:p>
          </table:table-cell>
          <table:table-cell office:value-type="string" calcext:value-type="string">
            <text:p>09:00hs:</text:p>
            <text:p>Barrios Vacios</text:p>
            <text:p><text:span text:style-name="T1">10:00hs</text:span></text:p>
          </table:table-cell>
          <table:table-cell table:style-name="ce21"/>
          <table:table-cell/>
          <table:covered-table-cell/>
          <table:table-cell/>
          <table:table-cell table:style-name="ce13" office:value-type="string" calcext:value-type="string">
            <text:p><text:span text:style-name="T2">10:30hs:</text:span></text:p>
            <text:p><text:span text:style-name="T2">Código</text:span></text:p>
            <text:p><text:span text:style-name="T2">Libre</text:span></text:p>
            <text:p><text:span text:style-name="T3">11:00hs</text:span></text:p>
          </table:table-cell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1">09:3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2">09:30hs:</text:span></text:p>
            <text:p><text:span text:style-name="T2">Estudio/Trabajo</text:span></text:p>
            <text:p><text:span text:style-name="T2">O Código Libre</text:span></text:p>
            <text:p><text:span text:style-name="T3">11:35hs</text:span></text:p>
          </table:table-cell>
          <table:table-cell office:value-type="string" calcext:value-type="string">
            <text:p>09:00hs:</text:p>
            <text:p>Barrios Vacios</text:p>
            <text:p><text:span text:style-name="T1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2">09:30hs:</text:span></text:p>
            <text:p><text:span text:style-name="T2">Estudio/Trabajo</text:span></text:p>
            <text:p><text:span text:style-name="T2">O Código Libre</text:span></text:p>
            <text:p><text:span text:style-name="T3">11:35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1">09:30hs</text:span></text:p>
          </table:table-cell>
          <table:table-cell table:style-name="ce21"/>
          <table:table-cell/>
          <table:covered-table-cell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1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1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1">13:30hs</text:span></text:p>
          </table:table-cell>
          <table:covered-table-cell/>
          <table:table-cell/>
          <table:table-cell office:value-type="string" calcext:value-type="string">
            <text:p><text:span text:style-name="T2">11:00hs:</text:span></text:p>
            <text:p><text:span text:style-name="T2">Estudio/Trabajo</text:span></text:p>
            <text:p><text:span text:style-name="T3">11:30hs</text:span></text:p>
          </table:table-cell>
          <table:table-cell office:value-type="string" calcext:value-type="string">
            <text:p>09:30hs: Galactic</text:p>
            <text:p>Gym</text:p>
            <text:p><text:span text:style-name="T1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1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1">10:00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1">13:30hs</text:span></text:p>
          </table:table-cell>
          <table:covered-table-cell/>
          <table:table-cell/>
          <table:table-cell office:value-type="string" calcext:value-type="string">
            <text:p><text:span text:style-name="T2">11:00hs:</text:span></text:p>
            <text:p><text:span text:style-name="T2">Estudio/Trabajo</text:span></text:p>
            <text:p><text:span text:style-name="T3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1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1">13:30hs</text:span></text:p>
          </table:table-cell>
          <table:table-cell office:value-type="string" calcext:value-type="string">
            <text:p>09:30hs: Galactic</text:p>
            <text:p>Gym</text:p>
            <text:p><text:span text:style-name="T1">11:35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1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1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1">10:00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1">13:30hs</text:span></text:p>
          </table:table-cell>
          <table:covered-table-cell/>
          <table:table-cell/>
          <table:table-cell office:value-type="string" calcext:value-type="string">
            <text:p><text:span text:style-name="T2">11:00hs:</text:span></text:p>
            <text:p><text:span text:style-name="T2">Estudio/Trabajo</text:span></text:p>
            <text:p><text:span text:style-name="T3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1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1">13:30hs</text:span></text:p>
          </table:table-cell>
          <table:table-cell office:value-type="string" calcext:value-type="string">
            <text:p>09:30hs: Galactic</text:p>
            <text:p>Gym</text:p>
            <text:p><text:span text:style-name="T1">11:35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1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1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1">10:00hs</text:span></text:p>
          </table:table-cell>
          <table:table-cell office:value-type="string" calcext:value-type="string">
            <text:p><text:span text:style-name="T2">09:30hs:</text:span></text:p>
            <text:p><text:span text:style-name="T2">Estudio/Trabajo</text:span></text:p>
            <text:p><text:span text:style-name="T3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1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1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1">13:30hs</text:span></text:p>
          </table:table-cell>
          <table:table-cell office:value-type="string" calcext:value-type="string">
            <text:p>09:30hs: Galactic</text:p>
            <text:p>Gym</text:p>
            <text:p><text:span text:style-name="T1">11:35hs</text:span></text:p>
          </table:table-cell>
          <table:table-cell office:value-type="string" calcext:value-type="string">
            <text:p><text:span text:style-name="T2">09:30hs:</text:span></text:p>
            <text:p><text:span text:style-name="T2">Estudio/Trabajo</text:span></text:p>
            <text:p><text:span text:style-name="T3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1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1">10:00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1">10:00hs</text:span></text:p>
          </table:table-cell>
          <table:table-cell office:value-type="string" calcext:value-type="string">
            <text:p><text:span text:style-name="T2">09:30hs:</text:span></text:p>
            <text:p><text:span text:style-name="T2">Estudio/Trabajo</text:span></text:p>
            <text:p><text:span text:style-name="T3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1">13:30hs</text:span></text:p>
          </table:table-cell>
          <table:covered-table-cell/>
          <table:table-cell/>
          <table:table-cell office:value-type="string" calcext:value-type="string">
            <text:p><text:span text:style-name="T2">11:00hs:</text:span></text:p>
            <text:p><text:span text:style-name="T2">Estudio/Trabajo</text:span></text:p>
            <text:p><text:span text:style-name="T3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1">10:00hs</text:span></text:p>
          </table:table-cell>
          <table:table-cell table:style-name="ce21"/>
          <table:table-cell office:value-type="string" calcext:value-type="string">
            <text:p>09:30hs: Galactic</text:p>
            <text:p>Gym</text:p>
            <text:p><text:span text:style-name="T1">11:35hs</text:span></text:p>
          </table:table-cell>
          <table:table-cell office:value-type="string" calcext:value-type="string">
            <text:p><text:span text:style-name="T2">09:30hs:</text:span></text:p>
            <text:p><text:span text:style-name="T2">Estudio/Trabajo</text:span></text:p>
            <text:p><text:span text:style-name="T3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1">13:30hs</text:span></text:p>
          </table:table-cell>
          <table:covered-table-cell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2">11:00hs:</text:span></text:p>
            <text:p><text:span text:style-name="T2">Situaciones</text:span></text:p>
            <text:p><text:span text:style-name="T2">Especiales</text:span></text:p>
            <text:p><text:span text:style-name="T3">13:30hs</text:span></text:p>
          </table:table-cell>
          <table:table-cell office:value-type="string" calcext:value-type="string">
            <text:p><text:span text:style-name="T2">11:00hs:</text:span></text:p>
            <text:p><text:span text:style-name="T2">Situaciones</text:span></text:p>
            <text:p><text:span text:style-name="T2">Especiales</text:span></text:p>
            <text:p><text:span text:style-name="T3">13:30hs</text:span></text:p>
          </table:table-cell>
          <table:table-cell office:value-type="string" calcext:value-type="string">
            <text:p><text:span text:style-name="T2">11:30hs:</text:span></text:p>
            <text:p><text:span text:style-name="T2">Código</text:span></text:p>
            <text:p><text:span text:style-name="T2">Libre</text:span></text:p>
            <text:p><text:span text:style-name="T3">12:00hs</text:span></text:p>
          </table:table-cell>
          <table:table-cell office:value-type="string" calcext:value-type="string">
            <text:p><text:span text:style-name="T2">10:00hs:Espacio</text:span></text:p>
            <text:p><text:span text:style-name="T2">para proyecto</text:span></text:p>
            <text:p><text:span text:style-name="T1">12:00hs</text:span></text:p>
          </table:table-cell>
          <table:table-cell office:value-type="string" calcext:value-type="string">
            <text:p><text:span text:style-name="T2">11:00hs:</text:span></text:p>
            <text:p><text:span text:style-name="T2">Situaciones</text:span></text:p>
            <text:p><text:span text:style-name="T2">Especiales</text:span></text:p>
            <text:p><text:span text:style-name="T3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2">Código</text:span></text:p>
            <text:p><text:span text:style-name="T2">Libre</text:span></text:p>
            <text:p><text:span text:style-name="T3">12:00hs</text:span></text:p>
          </table:table-cell>
          <table:table-cell office:value-type="string" calcext:value-type="string">
            <text:p><text:span text:style-name="T2">11:00hs:</text:span></text:p>
            <text:p><text:span text:style-name="T2">Situaciones</text:span></text:p>
            <text:p><text:span text:style-name="T2">Especiales</text:span></text:p>
            <text:p><text:span text:style-name="T3">13:30hs</text:span></text:p>
          </table:table-cell>
          <table:table-cell/>
          <table:table-cell office:value-type="string" calcext:value-type="string">
            <text:p><text:span text:style-name="T2">10:00hs:Espacio</text:span></text:p>
            <text:p><text:span text:style-name="T2">para proyecto</text:span></text:p>
            <text:p><text:span text:style-name="T1">12:00hs</text:span></text:p>
          </table:table-cell>
          <table:table-cell office:value-type="string" calcext:value-type="string">
            <text:p><text:span text:style-name="T2">11:00hs:</text:span></text:p>
            <text:p><text:span text:style-name="T2">Situaciones</text:span></text:p>
            <text:p><text:span text:style-name="T2">Especiales</text:span></text:p>
            <text:p><text:span text:style-name="T3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2">Código</text:span></text:p>
            <text:p><text:span text:style-name="T2">Libre</text:span></text:p>
            <text:p><text:span text:style-name="T3">12:00hs</text:span></text:p>
          </table:table-cell>
          <table:table-cell office:value-type="string" calcext:value-type="string">
            <text:p><text:span text:style-name="T2">11:00hs:</text:span></text:p>
            <text:p><text:span text:style-name="T2">Situaciones</text:span></text:p>
            <text:p><text:span text:style-name="T2">Especiales</text:span></text:p>
            <text:p><text:span text:style-name="T3">13:30hs</text:span></text:p>
          </table:table-cell>
          <table:table-cell table:number-columns-repeated="3"/>
          <table:table-cell office:value-type="string" calcext:value-type="string">
            <text:p><text:span text:style-name="T2">11:00hs:Estudio/</text:span></text:p>
            <text:p><text:span text:style-name="T2">Trabajo o</text:span></text:p>
            <text:p><text:span text:style-name="T2"> Código Libre</text:span></text:p>
            <text:p><text:span text:style-name="T1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2">11:00hs:Espacio</text:span></text:p>
            <text:p><text:span text:style-name="T2">para proyecto</text:span></text:p>
            <text:p><text:span text:style-name="T1">11:35hs</text:span></text:p>
          </table:table-cell>
          <table:table-cell office:value-type="string" calcext:value-type="string">
            <text:p><text:span text:style-name="T2">11:00hs:Estudio/</text:span></text:p>
            <text:p><text:span text:style-name="T2">Trabajo o</text:span></text:p>
            <text:p><text:span text:style-name="T2"> Código Libre</text:span></text:p>
            <text:p><text:span text:style-name="T1">11:35hs</text:span></text:p>
          </table:table-cell>
          <table:covered-table-cell/>
          <table:table-cell table:number-columns-repeated="3"/>
          <table:table-cell office:value-type="string" calcext:value-type="string">
            <text:p>11:00hs:</text:p>
            <text:p>Situaciones</text:p>
            <text:p>Especiales</text:p>
            <text:p><text:span text:style-name="T1">13:30hs</text:span></text:p>
          </table:table-cell>
          <table:table-cell/>
          <table:table-cell office:value-type="string" calcext:value-type="string">
            <text:p><text:span text:style-name="T2">11:00hs:Espacio</text:span></text:p>
            <text:p><text:span text:style-name="T2">para proyecto</text:span></text:p>
            <text:p><text:span text:style-name="T1">11:35hs</text:span></text:p>
          </table:table-cell>
          <table:table-cell office:value-type="string" calcext:value-type="string">
            <text:p><text:span text:style-name="T2">11:00hs:Estudio/</text:span></text:p>
            <text:p><text:span text:style-name="T2">Trabajo o</text:span></text:p>
            <text:p><text:span text:style-name="T2"> Código Libre</text:span></text:p>
            <text:p><text:span text:style-name="T1">11:35hs</text:span></text:p>
          </table:table-cell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1">11:35hs</text:span></text:p>
          </table:table-cell>
          <table:table-cell/>
          <table:table-cell office:value-type="string" calcext:value-type="string">
            <text:p><text:span text:style-name="T2">10:00hs:Espacio</text:span></text:p>
            <text:p><text:span text:style-name="T2">para proyecto</text:span></text:p>
            <text:p><text:span text:style-name="T1">12:00hs</text:span></text:p>
          </table:table-cell>
          <table:table-cell office:value-type="string" calcext:value-type="string">
            <text:p><text:span text:style-name="T2">11:00hs:Espacio</text:span></text:p>
            <text:p><text:span text:style-name="T2">para proyecto</text:span></text:p>
            <text:p><text:span text:style-name="T1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2">10:00hs:Espacio</text:span></text:p>
            <text:p><text:span text:style-name="T2">para proyecto</text:span></text:p>
            <text:p><text:span text:style-name="T1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1">11:35hs</text:span></text:p>
          </table:table-cell>
          <table:table-cell office:value-type="string" calcext:value-type="string">
            <text:p><text:span text:style-name="T2">11:00hs:Espacio</text:span></text:p>
            <text:p><text:span text:style-name="T2">para proyecto</text:span></text:p>
            <text:p><text:span text:style-name="T1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2">11:00hs:</text:span></text:p>
            <text:p><text:span text:style-name="T2">Estudio/Trabajo</text:span></text:p>
            <text:p><text:span text:style-name="T3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1">11:35hs</text:span></text:p>
          </table:table-cell>
          <table:table-cell office:value-type="string" calcext:value-type="string">
            <text:p><text:span text:style-name="T2">11:00hs:</text:span></text:p>
            <text:p><text:span text:style-name="T2">Situaciones</text:span></text:p>
            <text:p><text:span text:style-name="T2">Especiales</text:span></text:p>
            <text:p><text:span text:style-name="T3">13:30hs</text:span></text:p>
          </table:table-cell>
          <table:table-cell office:value-type="string" calcext:value-type="string">
            <text:p><text:span text:style-name="T2">10:00hs:Espacio</text:span></text:p>
            <text:p><text:span text:style-name="T2">para proyecto</text:span></text:p>
            <text:p><text:span text:style-name="T1">12:00hs</text:span></text:p>
          </table:table-cell>
          <table:table-cell office:value-type="string" calcext:value-type="string">
            <text:p><text:span text:style-name="T2">11:00hs:Espacio</text:span></text:p>
            <text:p><text:span text:style-name="T2">para proyecto</text:span></text:p>
            <text:p><text:span text:style-name="T1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2">10:00hs:Espacio</text:span></text:p>
            <text:p><text:span text:style-name="T2">para proyecto</text:span></text:p>
            <text:p><text:span text:style-name="T1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1">11:35hs</text:span></text:p>
          </table:table-cell>
          <table:table-cell office:value-type="string" calcext:value-type="string">
            <text:p><text:span text:style-name="T2">11:00hs:Espacio</text:span></text:p>
            <text:p><text:span text:style-name="T2">para proyecto</text:span></text:p>
            <text:p><text:span text:style-name="T1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2">11:00hs:</text:span></text:p>
            <text:p><text:span text:style-name="T2">Estudio/Trabajo</text:span></text:p>
            <text:p><text:span text:style-name="T3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1">11:35hs</text:span></text:p>
          </table:table-cell>
          <table:table-cell office:value-type="string" calcext:value-type="string">
            <text:p><text:span text:style-name="T2">11:00hs:</text:span></text:p>
            <text:p><text:span text:style-name="T2">Situaciones</text:span></text:p>
            <text:p><text:span text:style-name="T2">Especiales</text:span></text:p>
            <text:p><text:span text:style-name="T3">13:30hs</text:span></text:p>
          </table:table-cell>
          <table:table-cell/>
          <table:table-cell office:value-type="string" calcext:value-type="string">
            <text:p><text:span text:style-name="T2">11:00hs:Espacio</text:span></text:p>
            <text:p><text:span text:style-name="T2">para proyecto</text:span></text:p>
            <text:p><text:span text:style-name="T1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2">10:00hs:Espacio</text:span></text:p>
            <text:p><text:span text:style-name="T2">para proyecto</text:span></text:p>
            <text:p><text:span text:style-name="T1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1">11:35hs</text:span></text:p>
          </table:table-cell>
          <table:table-cell office:value-type="string" calcext:value-type="string">
            <text:p><text:span text:style-name="T2">11:00hs:Espacio</text:span></text:p>
            <text:p><text:span text:style-name="T2">para proyecto</text:span></text:p>
            <text:p><text:span text:style-name="T1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2">11:00hs:</text:span></text:p>
            <text:p><text:span text:style-name="T2">Estudio/Trabajo</text:span></text:p>
            <text:p><text:span text:style-name="T3">11:30hs</text:span></text:p>
          </table:table-cell>
          <table:table-cell office:value-type="string" calcext:value-type="string">
            <text:p><text:span text:style-name="T2">10:00hs:Espacio</text:span></text:p>
            <text:p><text:span text:style-name="T2">para proyecto</text:span></text:p>
            <text:p><text:span text:style-name="T1">12:00hs</text:span></text:p>
          </table:table-cell>
          <table:table-cell office:value-type="string" calcext:value-type="string">
            <text:p><text:span text:style-name="T2">11:00hs:</text:span></text:p>
            <text:p><text:span text:style-name="T2">Situaciones</text:span></text:p>
            <text:p><text:span text:style-name="T2">Especiales</text:span></text:p>
            <text:p><text:span text:style-name="T3">13:30hs</text:span></text:p>
          </table:table-cell>
          <table:table-cell/>
          <table:table-cell office:value-type="string" calcext:value-type="string">
            <text:p><text:span text:style-name="T2">11:00hs:Espacio</text:span></text:p>
            <text:p><text:span text:style-name="T2">para proyecto</text:span></text:p>
            <text:p><text:span text:style-name="T1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2">10:00hs:Espacio</text:span></text:p>
            <text:p><text:span text:style-name="T2">para proyecto</text:span></text:p>
            <text:p><text:span text:style-name="T1">12:00hs</text:span></text:p>
          </table:table-cell>
          <table:table-cell office:value-type="string" calcext:value-type="string">
            <text:p><text:span text:style-name="T2">11:00hs:</text:span></text:p>
            <text:p><text:span text:style-name="T2">Situaciones</text:span></text:p>
            <text:p><text:span text:style-name="T2">Especiales</text:span></text:p>
            <text:p><text:span text:style-name="T3">13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1">11:35hs</text:span></text:p>
          </table:table-cell>
          <table:table-cell office:value-type="string" calcext:value-type="string">
            <text:p><text:span text:style-name="T2">11:00hs:Espacio</text:span></text:p>
            <text:p><text:span text:style-name="T2">para proyecto</text:span></text:p>
            <text:p><text:span text:style-name="T1">11:35hs</text:span></text:p>
          </table:table-cell>
          <table:table-cell/>
          <table:covered-table-cell/>
        </table:table-row>
        <table:table-row table:style-name="ro7">
          <table:table-cell table:number-columns-repeated="4"/>
          <table:table-cell office:value-type="string" calcext:value-type="string">
            <text:p><text:span text:style-name="T2">11:00hs:</text:span></text:p>
            <text:p><text:span text:style-name="T2">Situaciones</text:span></text:p>
            <text:p><text:span text:style-name="T2">Especiales</text:span></text:p>
            <text:p><text:span text:style-name="T3">13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2">11:00hs:</text:span></text:p>
            <text:p><text:span text:style-name="T2">Situaciones</text:span></text:p>
            <text:p><text:span text:style-name="T2">Especiales</text:span></text:p>
            <text:p><text:span text:style-name="T3">13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2">11:00hs:</text:span></text:p>
            <text:p><text:span text:style-name="T2">Situaciones</text:span></text:p>
            <text:p><text:span text:style-name="T2">Especiales</text:span></text:p>
            <text:p><text:span text:style-name="T3">13:30hs</text:span></text:p>
          </table:table-cell>
          <table:table-cell table:style-name="Default"/>
          <table:table-cell office:value-type="string" calcext:value-type="string">
            <text:p><text:span text:style-name="T2">11:00hs:</text:span></text:p>
            <text:p><text:span text:style-name="T2">Situaciones</text:span></text:p>
            <text:p><text:span text:style-name="T2">Especiales</text:span></text:p>
            <text:p><text:span text:style-name="T3">13:30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11:30hs:</text:p>
            <text:p><text:span text:style-name="T2">Respuesta a </text:span></text:p>
            <text:p><text:span text:style-name="T2">Estudio/Trabajo</text:span></text:p>
            <text:p><text:span text:style-name="T3">12:00hs</text:span></text:p>
          </table:table-cell>
          <table:table-cell office:value-type="string" calcext:value-type="string">
            <text:p>11:30hs:</text:p>
            <text:p>Respuesta a </text:p>
            <text:p>Estudio/Trabajo</text:p>
            <text:p><text:span text:style-name="T1">12:30hs</text:span></text:p>
          </table:table-cell>
          <table:table-cell table:number-columns-repeated="2"/>
          <table:table-cell office:value-type="string" calcext:value-type="string">
            <text:p>11:00hs:</text:p>
            <text:p>Respuesta a </text:p>
            <text:p>Estudio/Trabajo</text:p>
            <text:p><text:span text:style-name="T1">1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1:00hs:</text:p>
            <text:p>Respuesta a</text:p>
            <text:p>Estudio/trabajo</text:p>
            <text:p><text:span text:style-name="T1">12: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/>
          <table:table-cell/>
          <table:table-cell office:value-type="string" calcext:value-type="string">
            <text:p><text:span text:style-name="T2">11:30hs:Espacio</text:span></text:p>
            <text:p><text:span text:style-name="T2">para proyecto</text:span>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/>
          <table:table-cell/>
          <table:table-cell office:value-type="string" calcext:value-type="string">
            <text:p>11:30hs:Espacio</text:p>
            <text:p>para proyecto</text:p>
            <text:p><text:span text:style-name="T1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/>
          <table:table-cell/>
          <table:table-cell office:value-type="string" calcext:value-type="string">
            <text:p><text:span text:style-name="T2">11:30hs:Espacio</text:span></text:p>
            <text:p><text:span text:style-name="T2">para proyecto</text:span>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/>
          <table:table-cell/>
          <table:table-cell office:value-type="string" calcext:value-type="string">
            <text:p><text:span text:style-name="T2">11:30hs:Espacio</text:span></text:p>
            <text:p><text:span text:style-name="T2">para proyecto</text:span>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/>
          <table:table-cell/>
          <table:table-cell office:value-type="string" calcext:value-type="string">
            <text:p><text:span text:style-name="T2">11:30hs:Espacio</text:span></text:p>
            <text:p><text:span text:style-name="T2">para proyecto</text:span>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/>
          <table:table-cell/>
          <table:table-cell office:value-type="string" calcext:value-type="string">
            <text:p><text:span text:style-name="T2">11:30hs:Espacio</text:span></text:p>
            <text:p><text:span text:style-name="T2">para proyecto</text:span>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/>
          <table:table-cell/>
          <table:table-cell office:value-type="string" calcext:value-type="string">
            <text:p><text:span text:style-name="T2">11:30hs:Espacio</text:span></text:p>
            <text:p><text:span text:style-name="T2">para proyecto</text:span>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<text:span text:style-name="T2">10:00hs:Espacio</text:span></text:p>
            <text:p><text:span text:style-name="T2">para proyecto</text:span>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/>
          <table:table-cell/>
          <table:table-cell office:value-type="string" calcext:value-type="string">
            <text:p><text:span text:style-name="T2">11:30hs:Espacio</text:span></text:p>
            <text:p><text:span text:style-name="T2">para proyecto</text:span>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/>
          <table:table-cell/>
          <table:table-cell office:value-type="string" calcext:value-type="string">
            <text:p><text:span text:style-name="T2">11:30hs:Espacio</text:span></text:p>
            <text:p><text:span text:style-name="T2">para proyecto</text:span>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<text:span text:style-name="T2">10:00hs:Espacio</text:span></text:p>
            <text:p><text:span text:style-name="T2">para proyecto</text:span>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/>
          <table:table-cell/>
          <table:table-cell office:value-type="string" calcext:value-type="string">
            <text:p><text:span text:style-name="T2">11:30hs:Espacio</text:span></text:p>
            <text:p><text:span text:style-name="T2">para proyecto</text:span>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covered-table-cell/>
        </table:table-row>
        <table:table-row table:style-name="ro9"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table:style-name="Default"/>
          <table:table-cell/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table:style-name="Default"/>
          <table:table-cell office:value-type="string" calcext:value-type="string">
            <text:p><text:span text:style-name="T2">14:30hs:Estudio/</text:span></text:p>
            <text:p><text:span text:style-name="T2">Trabajo o</text:span></text:p>
            <text:p><text:span text:style-name="T2"> Código Libre</text:span></text:p>
            <text:p><text:span text:style-name="T1">17:35hs</text:span></text:p>
          </table:table-cell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table:style-name="Default"/>
          <table:table-cell office:value-type="string" calcext:value-type="string">
            <text:p><text:span text:style-name="T2">14:30hs:Estudio/</text:span></text:p>
            <text:p><text:span text:style-name="T2">Trabajo</text:span></text:p>
            <text:p><text:span text:style-name="T1">18:00hs</text:span></text:p>
          </table:table-cell>
          <table:table-cell office:value-type="string" calcext:value-type="string">
            <text:p><text:span text:style-name="T2">14:30hs:Estudio/</text:span></text:p>
            <text:p><text:span text:style-name="T2">Trabajo</text:span></text:p>
            <text:p><text:span text:style-name="T1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office:value-type="string" calcext:value-type="string">
            <text:p>14:30hs: Galactic</text:p>
            <text:p>Gym</text:p>
            <text:p><text:span text:style-name="T1">16:30hs</text:span></text:p>
          </table:table-cell>
          <table:table-cell office:value-type="string" calcext:value-type="string">
            <text:p><text:span text:style-name="T2">14:30hs:Estudio/</text:span></text:p>
            <text:p><text:span text:style-name="T2">Trabajo</text:span></text:p>
            <text:p><text:span text:style-name="T1">18:00hs</text:span></text:p>
          </table:table-cell>
          <table:table-cell office:value-type="string" calcext:value-type="string">
            <text:p><text:span text:style-name="T2">14:30hs:Estudio/</text:span></text:p>
            <text:p><text:span text:style-name="T2">Trabajo</text:span></text:p>
            <text:p><text:span text:style-name="T1">18:00hs</text:span></text:p>
          </table:table-cell>
          <table:table-cell table:style-name="Default"/>
          <table:table-cell/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table:style-name="Default"/>
          <table:table-cell office:value-type="string" calcext:value-type="string">
            <text:p><text:span text:style-name="T2">14:30hs:Estudio/</text:span></text:p>
            <text:p><text:span text:style-name="T2">Trabajo</text:span></text:p>
            <text:p><text:span text:style-name="T1">18:00hs</text:span></text:p>
          </table:table-cell>
          <table:table-cell office:value-type="string" calcext:value-type="string">
            <text:p><text:span text:style-name="T2">14:30hs:Estudio/</text:span></text:p>
            <text:p><text:span text:style-name="T2">Trabajo</text:span></text:p>
            <text:p><text:span text:style-name="T1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table:style-name="Default"/>
          <table:table-cell office:value-type="string" calcext:value-type="string">
            <text:p><text:span text:style-name="T2">14:30hs:Estudio/</text:span></text:p>
            <text:p><text:span text:style-name="T2">Trabajo</text:span></text:p>
            <text:p><text:span text:style-name="T1">18:00hs</text:span></text:p>
          </table:table-cell>
          <table:table-cell office:value-type="string" calcext:value-type="string">
            <text:p><text:span text:style-name="T2">14:30hs:Estudio/</text:span></text:p>
            <text:p><text:span text:style-name="T2">Trabajo</text:span></text:p>
            <text:p><text:span text:style-name="T1">18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1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office:value-type="string" calcext:value-type="string">
            <text:p>14:30hs:Baño</text:p>
            <text:p><text:span text:style-name="T1">16:00hs</text:span></text:p>
          </table:table-cell>
          <table:table-cell/>
          <table:table-cell office:value-type="string" calcext:value-type="string">
            <text:p><text:span text:style-name="T2">14:30hs:Estudio/</text:span></text:p>
            <text:p><text:span text:style-name="T2">Trabajo</text:span></text:p>
            <text:p><text:span text:style-name="T1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1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1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office:value-type="string" calcext:value-type="string">
            <text:p>14:30hs:Baño</text:p>
            <text:p><text:span text:style-name="T1">16:00hs</text:span></text:p>
          </table:table-cell>
          <table:table-cell table:number-columns-repeated="2"/>
          <table:table-cell office:value-type="string" calcext:value-type="string">
            <text:p>14:00hs:</text:p>
            <text:p>Situaciones</text:p>
            <text:p>Especiales</text:p>
            <text:p><text:span text:style-name="T1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1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office:value-type="string" calcext:value-type="string">
            <text:p>14:30hs:Baño</text:p>
            <text:p><text:span text:style-name="T1">15:30hs</text:span></text:p>
          </table:table-cell>
          <table:table-cell/>
          <table:table-cell office:value-type="string" calcext:value-type="string">
            <text:p><text:span text:style-name="T2">14:30hs:Estudio/</text:span></text:p>
            <text:p><text:span text:style-name="T2">Trabajo</text:span></text:p>
            <text:p><text:span text:style-name="T1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1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1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office:value-type="string" calcext:value-type="string">
            <text:p><text:span text:style-name="T2">14:30hs:Estudio/</text:span></text:p>
            <text:p><text:span text:style-name="T2">Trabajo</text:span></text:p>
            <text:p><text:span text:style-name="T1">18:00hs</text:span></text:p>
          </table:table-cell>
          <table:table-cell/>
          <table:table-cell office:value-type="string" calcext:value-type="string">
            <text:p>14:30hs:Baño</text:p>
            <text:p><text:span text:style-name="T1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1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1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office:value-type="string" calcext:value-type="string">
            <text:p>14:30hs:Baño</text:p>
            <text:p><text:span text:style-name="T1">15:30hs</text:span></text:p>
          </table:table-cell>
          <table:table-cell/>
          <table:table-cell office:value-type="string" calcext:value-type="string">
            <text:p><text:span text:style-name="T2">14:30hs:Estudio/</text:span></text:p>
            <text:p><text:span text:style-name="T2">Trabajo</text:span></text:p>
            <text:p><text:span text:style-name="T1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1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1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office:value-type="string" calcext:value-type="string">
            <text:p><text:span text:style-name="T2">14:30hs:Estudio/</text:span></text:p>
            <text:p><text:span text:style-name="T2">Trabajo</text:span></text:p>
            <text:p><text:span text:style-name="T1">18:00hs</text:span></text:p>
          </table:table-cell>
          <table:table-cell/>
          <table:table-cell office:value-type="string" calcext:value-type="string">
            <text:p>14:30hs:Baño</text:p>
            <text:p><text:span text:style-name="T1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1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1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office:value-type="string" calcext:value-type="string">
            <text:p>14:30hs:Baño</text:p>
            <text:p><text:span text:style-name="T1">15:30hs</text:span></text:p>
          </table:table-cell>
          <table:table-cell office:value-type="string" calcext:value-type="string">
            <text:p>14:30hs:</text:p>
            <text:p><text:span text:style-name="T2">Estudio/</text:span></text:p>
            <text:p><text:span text:style-name="T2">Trabajo</text:span></text:p>
            <text:p><text:span text:style-name="T1">17:35hs</text:span></text:p>
          </table:table-cell>
          <table:table-cell office:value-type="string" calcext:value-type="string">
            <text:p><text:span text:style-name="T2">14:30hs:Estudio/</text:span></text:p>
            <text:p><text:span text:style-name="T2">Trabajo</text:span></text:p>
            <text:p><text:span text:style-name="T1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1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1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office:value-type="string" calcext:value-type="string">
            <text:p><text:span text:style-name="T2">14:30hs:Estudio/</text:span></text:p>
            <text:p><text:span text:style-name="T2">Trabajo</text:span></text:p>
            <text:p><text:span text:style-name="T1">18:00hs</text:span></text:p>
          </table:table-cell>
          <table:table-cell/>
          <table:table-cell office:value-type="string" calcext:value-type="string">
            <text:p>14:30hs:Baño</text:p>
            <text:p><text:span text:style-name="T1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1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1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office:value-type="string" calcext:value-type="string">
            <text:p><text:span text:style-name="T2">14:30hs:Baño</text:span></text:p>
            <text:p><text:span text:style-name="T1">15:30hs</text:span></text:p>
          </table:table-cell>
          <table:table-cell/>
          <table:table-cell office:value-type="string" calcext:value-type="string">
            <text:p><text:span text:style-name="T2">14:30hs:Estudio/</text:span></text:p>
            <text:p><text:span text:style-name="T2">Trabajo</text:span></text:p>
            <text:p><text:span text:style-name="T1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1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1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office:value-type="string" calcext:value-type="string">
            <text:p><text:span text:style-name="T2">14:30hs:Estudio/</text:span></text:p>
            <text:p><text:span text:style-name="T2">Trabajo</text:span></text:p>
            <text:p><text:span text:style-name="T1">18:00hs</text:span></text:p>
          </table:table-cell>
          <table:table-cell/>
          <table:table-cell office:value-type="string" calcext:value-type="string">
            <text:p>14:30hs:Baño</text:p>
            <text:p><text:span text:style-name="T1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1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1">Resto del día</text:span></text:p>
          </table:table-cell>
          <table:covered-table-cell/>
        </table:table-row>
        <table:table-row table:style-name="ro9">
          <table:table-cell table:number-columns-repeated="7"/>
          <table:covered-table-cell/>
          <table:table-cell/>
          <table:table-cell office:value-type="string" calcext:value-type="string">
            <text:p><text:span text:style-name="T2">15:30hs:</text:span></text:p>
            <text:p><text:span text:style-name="T2">Situaciones</text:span></text:p>
            <text:p><text:span text:style-name="T2">Especiales</text:span></text:p>
            <text:p><text:span text:style-name="T3">17:00hs</text:span></text:p>
          </table:table-cell>
          <table:table-cell table:number-columns-repeated="5"/>
          <table:covered-table-cell/>
          <table:table-cell table:number-columns-repeated="4"/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</text:p>
            <text:p><text:span text:style-name="T2">Respuesta a </text:span></text:p>
            <text:p><text:span text:style-name="T2">Estudio/Trabajo</text:span></text:p>
            <text:p><text:span text:style-name="T3">17:00hs</text:span></text:p>
          </table:table-cell>
          <table:table-cell office:value-type="string" calcext:value-type="string">
            <text:p><text:span text:style-name="T2">17:30hs:Baño</text:span></text:p>
            <text:p><text:span text:style-name="T3">18:30hs</text:span></text:p>
          </table:table-cell>
          <table:table-cell/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1">17:00hs</text:span></text:p>
          </table:table-cell>
          <table:table-cell table:number-columns-repeated="2"/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office:value-type="string" calcext:value-type="string">
            <text:p><text:span text:style-name="T2">14:30hs:Estudio/</text:span></text:p>
            <text:p><text:span text:style-name="T2">Trabajo</text:span></text:p>
            <text:p><text:span text:style-name="T1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1">17:00hs</text:span></text:p>
          </table:table-cell>
          <table:table-cell table:number-columns-repeated="2"/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office:value-type="string" calcext:value-type="string">
            <text:p><text:span text:style-name="T2">14:30hs:Estudio/</text:span></text:p>
            <text:p><text:span text:style-name="T2">Trabajo</text:span></text:p>
            <text:p><text:span text:style-name="T1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1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1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1">17:35hs</text:span></text:p>
          </table:table-cell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office:value-type="string" calcext:value-type="string">
            <text:p><text:span text:style-name="T2">14:30hs:Estudio/</text:span></text:p>
            <text:p><text:span text:style-name="T2">Trabajo</text:span></text:p>
            <text:p><text:span text:style-name="T1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1">17:00hs</text:span></text:p>
          </table:table-cell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table:number-columns-repeated="2"/>
          <table:table-cell office:value-type="string" calcext:value-type="string">
            <text:p><text:span text:style-name="T2">14:30hs:Estudio/</text:span></text:p>
            <text:p><text:span text:style-name="T2">Trabajo</text:span></text:p>
            <text:p><text:span text:style-name="T1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1">17:00hs</text:span></text:p>
          </table:table-cell>
          <table:table-cell office:value-type="string" calcext:value-type="string">
            <text:p>15:30hs:</text:p>
            <text:p>Situaciobnes</text:p>
            <text:p>Especiales</text:p>
            <text:p><text:span text:style-name="T1">17:35hs</text:span></text:p>
          </table:table-cell>
          <table:table-cell office:value-type="string" calcext:value-type="string">
            <text:p>14:30hs:</text:p>
            <text:p>Situaciobnes</text:p>
            <text:p>Especiales</text:p>
            <text:p><text:span text:style-name="T1">17:35hs</text:span></text:p>
          </table:table-cell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office:value-type="string" calcext:value-type="string">
            <text:p><text:span text:style-name="T2">14:30hs:Estudio/</text:span></text:p>
            <text:p><text:span text:style-name="T2">Trabajo</text:span></text:p>
            <text:p><text:span text:style-name="T1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1">17:00hs</text:span></text:p>
          </table:table-cell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table:number-columns-repeated="2"/>
          <table:table-cell office:value-type="string" calcext:value-type="string">
            <text:p><text:span text:style-name="T2">14:30hs:Estudio/</text:span></text:p>
            <text:p><text:span text:style-name="T2">Trabajo</text:span></text:p>
            <text:p><text:span text:style-name="T1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1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1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1">17:35hs</text:span></text:p>
          </table:table-cell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office:value-type="string" calcext:value-type="string">
            <text:p><text:span text:style-name="T2">14:30hs:Estudio/</text:span></text:p>
            <text:p><text:span text:style-name="T2">Trabajo</text:span></text:p>
            <text:p><text:span text:style-name="T1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1">17:00hs</text:span></text:p>
          </table:table-cell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table:number-columns-repeated="2"/>
          <table:table-cell office:value-type="string" calcext:value-type="string">
            <text:p><text:span text:style-name="T2">14:30hs:Estudio/</text:span></text:p>
            <text:p><text:span text:style-name="T2">Trabajo</text:span></text:p>
            <text:p><text:span text:style-name="T1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1">17:00hs</text:span></text:p>
          </table:table-cell>
          <table:table-cell office:value-type="string" calcext:value-type="string">
            <text:p><text:span text:style-name="T2">15:30hs:Estudio/</text:span></text:p>
            <text:p><text:span text:style-name="T2">Trabajo</text:span></text:p>
            <text:p><text:span text:style-name="T3">16:30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1">17:35hs</text:span></text:p>
          </table:table-cell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office:value-type="string" calcext:value-type="string">
            <text:p><text:span text:style-name="T2">14:30hs:Estudio/</text:span></text:p>
            <text:p><text:span text:style-name="T2">Trabajo</text:span></text:p>
            <text:p><text:span text:style-name="T1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1">17:00hs</text:span></text:p>
          </table:table-cell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office:value-type="string" calcext:value-type="string">
            <text:p>14:30hs:</text:p>
            <text:p>Situaciobnes</text:p>
            <text:p>Especiales</text:p>
            <text:p><text:span text:style-name="T1">17:35hs</text:span></text:p>
          </table:table-cell>
          <table:table-cell/>
          <table:table-cell office:value-type="string" calcext:value-type="string">
            <text:p><text:span text:style-name="T2">14:30hs:Estudio/</text:span></text:p>
            <text:p><text:span text:style-name="T2">Trabajo</text:span></text:p>
            <text:p><text:span text:style-name="T1">16:00hs</text:span></text:p>
          </table:table-cell>
          <table:table-cell/>
          <table:covered-table-cell/>
        </table:table-row>
        <table:table-row table:style-name="ro7"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<text:span text:style-name="T2">17:00hs: Hora </text:span></text:p>
            <text:p><text:span text:style-name="T2">Blanca</text:span>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office:value-type="string" calcext:value-type="string">
            <text:p>15:35hs:</text:p>
            <text:p>Reflexión</text:p>
            <text:p><text:span text:style-name="T1">16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<text:span text:style-name="T2">17:00hs: Hora </text:span></text:p>
            <text:p><text:span text:style-name="T2">Blanca</text:span>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<text:span text:style-name="T2">17:00hs: Hora </text:span></text:p>
            <text:p><text:span text:style-name="T2">Blanca</text:span>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<text:span text:style-name="T2">17:00hs: Hora </text:span></text:p>
            <text:p><text:span text:style-name="T2">Blanca</text:span>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<text:span text:style-name="T2">17:00hs: Hora </text:span></text:p>
            <text:p><text:span text:style-name="T2">Blanca</text:span>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<text:span text:style-name="T2">17:00hs: Hora </text:span></text:p>
            <text:p><text:span text:style-name="T2">Blanca</text:span>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16:00hs:Código</text:p>
            <text:p>Libre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16:00hs:Código</text:p>
            <text:p>Libre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16:00hs:Código</text:p>
            <text:p>Libre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table:number-columns-repeated="2"/>
          <table:table-cell office:value-type="string" calcext:value-type="string">
            <text:p>16:00hs:Código</text:p>
            <text:p>Libre</text:p>
            <text:p><text:span text:style-name="T1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office:value-type="string" calcext:value-type="string">
            <text:p>16:30hs:</text:p>
            <text:p>Espacio para</text:p>
            <text:p>Proyecto</text:p>
            <text:p><text:span text:style-name="T1">17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16:00hs:Código</text:p>
            <text:p>Libre</text:p>
            <text:p><text:span text:style-name="T1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</table:table-row>
        <table:table-row table:style-name="ro7"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3"/>
          <table:table-cell office:value-type="string" calcext:value-type="string">
            <text:p><text:span text:style-name="T2">18:00hs:Espacio</text:span></text:p>
            <text:p><text:span text:style-name="T2">para proyecto</text:span></text:p>
            <text:p><text:span text:style-name="T1">20:00hs</text:span></text:p>
          </table:table-cell>
          <table:table-cell office:value-type="string" calcext:value-type="string">
            <text:p><text:span text:style-name="T2">18:00hs:Espacio</text:span></text:p>
            <text:p><text:span text:style-name="T2">para proyecto</text:span></text:p>
            <text:p><text:span text:style-name="T1">20:00hs</text:span></text:p>
          </table:table-cell>
          <table:table-cell table:number-columns-repeated="2"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2">18:00hs:</text:span></text:p>
            <text:p><text:span text:style-name="T2">Respuesta a </text:span></text:p>
            <text:p><text:span text:style-name="T2">Estudio/Trabajo</text:span></text:p>
            <text:p><text:span text:style-name="T3">20:00hs</text:span></text:p>
          </table:table-cell>
          <table:table-cell table:style-name="Default"/>
          <table:table-cell office:value-type="string" calcext:value-type="string">
            <text:p><text:span text:style-name="T2">18:00hs:Espacio</text:span></text:p>
            <text:p><text:span text:style-name="T2">para proyecto</text:span></text:p>
            <text:p><text:span text:style-name="T1">20:00hs</text:span></text:p>
          </table:table-cell>
          <table:table-cell office:value-type="string" calcext:value-type="string">
            <text:p><text:span text:style-name="T2">18:00hs:Estudio/</text:span></text:p>
            <text:p><text:span text:style-name="T2">Trabajo</text:span></text:p>
            <text:p><text:span text:style-name="T1">20:00hs</text:span></text:p>
          </table:table-cell>
          <table:table-cell table:number-columns-repeated="2"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2">18:00hs: </text:span></text:p>
            <text:p><text:span text:style-name="T2">Estudio/</text:span></text:p>
            <text:p><text:span text:style-name="T2">Trabajo</text:span></text:p>
            <text:p><text:span text:style-name="T3">20:00hs</text:span></text:p>
          </table:table-cell>
          <table:table-cell/>
          <table:table-cell office:value-type="string" calcext:value-type="string">
            <text:p><text:span text:style-name="T2">18:00hs:Espacio</text:span></text:p>
            <text:p><text:span text:style-name="T2">para proyecto</text:span></text:p>
            <text:p><text:span text:style-name="T1">20:00hs</text:span></text:p>
          </table:table-cell>
          <table:table-cell office:value-type="string" calcext:value-type="string">
            <text:p><text:span text:style-name="T2">18:00hs:Espacio</text:span></text:p>
            <text:p><text:span text:style-name="T2">para proyecto</text:span></text:p>
            <text:p><text:span text:style-name="T1">20:00hs</text:span></text:p>
          </table:table-cell>
          <table:table-cell table:number-columns-repeated="2"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2">18:00hs: </text:span></text:p>
            <text:p><text:span text:style-name="T2">Estudio/</text:span></text:p>
            <text:p><text:span text:style-name="T2">Trabajo</text:span></text:p>
            <text:p><text:span text:style-name="T3">20:00hs</text:span></text:p>
          </table:table-cell>
          <table:table-cell/>
          <table:table-cell office:value-type="string" calcext:value-type="string">
            <text:p><text:span text:style-name="T2">18:00hs:Espacio</text:span></text:p>
            <text:p><text:span text:style-name="T2">para proyecto</text:span></text:p>
            <text:p><text:span text:style-name="T1">20:00hs</text:span></text:p>
          </table:table-cell>
          <table:table-cell office:value-type="string" calcext:value-type="string">
            <text:p><text:span text:style-name="T2">18:00hs:Espacio</text:span></text:p>
            <text:p><text:span text:style-name="T2">para proyecto</text:span></text:p>
            <text:p><text:span text:style-name="T1">20:00hs</text:span></text:p>
          </table:table-cell>
          <table:table-cell table:number-columns-repeated="2"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2">18:00hs:Estudio/</text:span></text:p>
            <text:p><text:span text:style-name="T2">Trabajo</text:span></text:p>
            <text:p><text:span text:style-name="T1">Resto del día</text:span></text:p>
          </table:table-cell>
          <table:table-cell office:value-type="string" calcext:value-type="string">
            <text:p>18:00hs:</text:p>
            <text:p><text:span text:style-name="T2">Posible espacio </text:span></text:p>
            <text:p><text:span text:style-name="T2">de cursada</text:span></text:p>
            <text:p><text:span text:style-name="T1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1">20:00hs</text:span></text:p>
          </table:table-cell>
          <table:table-cell office:value-type="string" calcext:value-type="string">
            <text:p>18:00hs:</text:p>
            <text:p><text:span text:style-name="T2">Posible espacio </text:span></text:p>
            <text:p><text:span text:style-name="T2">de cursada</text:span></text:p>
            <text:p><text:span text:style-name="T1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1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1">Resto del día</text:span></text:p>
          </table:table-cell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1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1">Resto del día</text:span></text:p>
          </table:table-cell>
          <table:table-cell office:value-type="string" calcext:value-type="string">
            <text:p>18:00hs:</text:p>
            <text:p><text:span text:style-name="T2">Posible espacio </text:span></text:p>
            <text:p><text:span text:style-name="T2">de cursada</text:span></text:p>
            <text:p><text:span text:style-name="T1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1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1">Resto del día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1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1">Resto del día</text:span></text:p>
          </table:table-cell>
          <table:table-cell office:value-type="string" calcext:value-type="string">
            <text:p>18:00hs:</text:p>
            <text:p><text:span text:style-name="T2">Posible espacio </text:span></text:p>
            <text:p><text:span text:style-name="T2">de cursada</text:span></text:p>
            <text:p><text:span text:style-name="T1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1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1">Resto del día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1">19:30hs</text:span></text:p>
          </table:table-cell>
          <table:table-cell/>
          <table:table-cell table:style-name="ce58" table:number-columns-spanned="1" table:number-rows-spanned="4"/>
          <table:table-cell table:number-columns-repeated="3"/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1">17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1">Resto del día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16:00hs:</text:p>
            <text:p>Merienda</text:p>
            <text:p>Tranquila</text:p>
            <text:p><text:span text:style-name="T1">17:30hs</text:span></text:p>
          </table:table-cell>
          <table:table-cell/>
          <table:table-cell table:style-name="ce58" table:number-columns-spanned="1" table:number-rows-spanned="4"/>
          <table:table-cell table:number-columns-repeated="2"/>
          <table:table-cell office:value-type="string" calcext:value-type="string">
            <text:p>17:00hs:Estudio/</text:p>
            <text:p>Trabajo</text:p>
            <text:p><text:span text:style-name="T1">18:00hs</text:span></text:p>
          </table:table-cell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1">17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1">Resto del día</text:span></text:p>
          </table:table-cell>
          <table:table-cell table:style-name="ce21" table:number-columns-repeated="3"/>
          <table:table-cell office:value-type="string" calcext:value-type="string">
            <text:p>16:00hs:</text:p>
            <text:p>Merienda</text:p>
            <text:p>Tranquila</text:p>
            <text:p><text:span text:style-name="T1">17:30hs</text:span></text:p>
          </table:table-cell>
          <table:table-cell/>
          <table:table-cell table:style-name="ce58" table:number-columns-spanned="1" table:number-rows-spanned="4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20:00hs:</text:p>
            <text:p><text:span text:style-name="T2">Código</text:span></text:p>
            <text:p><text:span text:style-name="T2">Libre</text:span></text:p>
            <text:p><text:span text:style-name="T3">Resto del día</text:span></text:p>
          </table:table-cell>
          <table:table-cell office:value-type="string" calcext:value-type="string">
            <text:p>20:00hs:</text:p>
            <text:p><text:span text:style-name="T2">Código</text:span></text:p>
            <text:p><text:span text:style-name="T2">Libre</text:span></text:p>
            <text:p><text:span text:style-name="T3">Resto del día</text:span></text:p>
          </table:table-cell>
          <table:table-cell table:number-columns-repeated="2"/>
          <table:covered-table-cell/>
          <table:table-cell/>
          <table:table-cell table:style-name="ce13"/>
          <table:table-cell/>
          <table:table-cell office:value-type="string" calcext:value-type="string">
            <text:p>20:00hs:</text:p>
            <text:p><text:span text:style-name="T2">Código</text:span></text:p>
            <text:p><text:span text:style-name="T2">Libre</text:span></text:p>
            <text:p><text:span text:style-name="T3">Resto del día</text:span></text:p>
          </table:table-cell>
          <table:table-cell office:value-type="string" calcext:value-type="string">
            <text:p>20:00hs:</text:p>
            <text:p><text:span text:style-name="T2">Código</text:span></text:p>
            <text:p><text:span text:style-name="T2">Libre</text:span></text:p>
            <text:p><text:span text:style-name="T3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2">Código</text:span></text:p>
            <text:p><text:span text:style-name="T2">Libre</text:span></text:p>
            <text:p><text:span text:style-name="T3">Resto del día</text:span></text:p>
          </table:table-cell>
          <table:table-cell/>
          <table:table-cell office:value-type="string" calcext:value-type="string">
            <text:p>20:00hs:</text:p>
            <text:p><text:span text:style-name="T2">Código</text:span></text:p>
            <text:p><text:span text:style-name="T2">Libre</text:span></text:p>
            <text:p><text:span text:style-name="T3">Resto del día</text:span></text:p>
          </table:table-cell>
          <table:table-cell office:value-type="string" calcext:value-type="string">
            <text:p>20:00hs:</text:p>
            <text:p><text:span text:style-name="T2">Código</text:span></text:p>
            <text:p><text:span text:style-name="T2">Libre</text:span></text:p>
            <text:p><text:span text:style-name="T3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2">Código</text:span></text:p>
            <text:p><text:span text:style-name="T2">Libre</text:span></text:p>
            <text:p><text:span text:style-name="T3">Resto del día</text:span></text:p>
          </table:table-cell>
          <table:table-cell/>
          <table:table-cell office:value-type="string" calcext:value-type="string">
            <text:p>18:00hs:</text:p>
            <text:p><text:span text:style-name="T2">Código</text:span></text:p>
            <text:p><text:span text:style-name="T2">Libre</text:span></text:p>
            <text:p><text:span text:style-name="T3">Resto del día</text:span></text:p>
          </table:table-cell>
          <table:table-cell office:value-type="string" calcext:value-type="string">
            <text:p>18:00hs:</text:p>
            <text:p><text:span text:style-name="T2">Código</text:span></text:p>
            <text:p><text:span text:style-name="T2">Libre</text:span></text:p>
            <text:p><text:span text:style-name="T3">Resto del día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2">Posible espacio </text:span></text:p>
            <text:p><text:span text:style-name="T2">de cursada</text:span></text:p>
            <text:p><text:span text:style-name="T1">22:20hs</text:span></text:p>
          </table:table-cell>
          <table:table-cell office:value-type="string" calcext:value-type="string">
            <text:p>20:20hs:</text:p>
            <text:p><text:span text:style-name="T2">Posible espacio </text:span></text:p>
            <text:p><text:span text:style-name="T2">de cursada</text:span></text:p>
            <text:p><text:span text:style-name="T1">22:20hs</text:span></text:p>
          </table:table-cell>
          <table:table-cell office:value-type="string" calcext:value-type="string">
            <text:p>20:20hs:</text:p>
            <text:p><text:span text:style-name="T2">Posible espacio </text:span></text:p>
            <text:p><text:span text:style-name="T2">de cursada</text:span></text:p>
            <text:p><text:span text:style-name="T1">21:20hs</text:span></text:p>
          </table:table-cell>
          <table:table-cell office:value-type="string" calcext:value-type="string">
            <text:p><text:span text:style-name="T2">19:30hs:Espacio</text:span></text:p>
            <text:p><text:span text:style-name="T2">para proyecto</text:span></text:p>
            <text:p><text:span text:style-name="T1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1">21:00hs</text:span></text:p>
          </table:table-cell>
          <table:table-cell office:value-type="string" calcext:value-type="string">
            <text:p>20:35hs:</text:p>
            <text:p>Reflexión</text:p>
            <text:p><text:span text:style-name="T1">21:00hs</text:span></text:p>
          </table:table-cell>
          <table:table-cell office:value-type="string" calcext:value-type="string">
            <text:p>20:35hs:</text:p>
            <text:p>Reflexión</text:p>
            <text:p><text:span text:style-name="T1">21:00hs</text:span></text:p>
          </table:table-cell>
          <table:table-cell office:value-type="string" calcext:value-type="string">
            <text:p><text:span text:style-name="T2">19:30hs:Espacio</text:span></text:p>
            <text:p><text:span text:style-name="T2">para proyecto</text:span></text:p>
            <text:p><text:span text:style-name="T1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2">Posible espacio </text:span></text:p>
            <text:p><text:span text:style-name="T2">de cursada</text:span></text:p>
            <text:p><text:span text:style-name="T1">22:20hs</text:span></text:p>
          </table:table-cell>
          <table:table-cell office:value-type="string" calcext:value-type="string">
            <text:p><text:span text:style-name="T2">18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19:30hs:Espacio</text:span></text:p>
            <text:p><text:span text:style-name="T2">para proyecto</text:span></text:p>
            <text:p><text:span text:style-name="T1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19:30hs:Espacio</text:span></text:p>
            <text:p><text:span text:style-name="T2">para proyecto</text:span></text:p>
            <text:p><text:span text:style-name="T1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2">Posible espacio </text:span></text:p>
            <text:p><text:span text:style-name="T2">de cursada</text:span></text:p>
            <text:p><text:span text:style-name="T1">22:20hs</text:span></text:p>
          </table:table-cell>
          <table:table-cell office:value-type="string" calcext:value-type="string">
            <text:p><text:span text:style-name="T2">18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19:30hs:Espacio</text:span></text:p>
            <text:p><text:span text:style-name="T2">para proyecto</text:span></text:p>
            <text:p><text:span text:style-name="T1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19:30hs:Espacio</text:span></text:p>
            <text:p><text:span text:style-name="T2">para proyecto</text:span></text:p>
            <text:p><text:span text:style-name="T1">21:30hs</text:span></text:p>
          </table:table-cell>
          <table:table-cell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2">18:00hs:Estudio/</text:span></text:p>
            <text:p><text:span text:style-name="T2">Trabajo</text:span></text:p>
            <text:p><text:span text:style-name="T4">Resto del día</text:span></text:p>
          </table:table-cell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</table:table-row>
        <table:table-row table:style-name="ro7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1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1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1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/>
          <table:table-cell table:number-columns-repeated="2"/>
          <table:table-cell table:style-name="ce21"/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1">18:00hs</text:span></text:p>
          </table:table-cell>
          <table:table-cell/>
          <table:table-cell office:value-type="string" calcext:value-type="string">
            <text:p><text:span text:style-name="T2">21:00hs:Ducha</text:span></text:p>
            <text:p><text:span text:style-name="T3">2100hs</text:span></text:p>
          </table:table-cell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1">18:00hs</text:span></text:p>
          </table:table-cell>
          <table:table-cell/>
          <table:table-cell office:value-type="string" calcext:value-type="string">
            <text:p><text:span text:style-name="T2">20:00hs:Ducha</text:span></text:p>
            <text:p><text:span text:style-name="T3">2100hs</text:span></text:p>
          </table:table-cell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Estudio/Trabajo</text:p>
            <text:p><text:span text:style-name="T1">22:3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2">Posible espacio </text:span></text:p>
            <text:p><text:span text:style-name="T2">de cursada</text:span></text:p>
            <text:p><text:span text:style-name="T1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17:30hs:Regar el</text:p>
            <text:p>Jardín</text:p>
            <text:p><text:span text:style-name="T1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1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17:30hs:Regar el</text:p>
            <text:p>Jardín</text:p>
            <text:p><text:span text:style-name="T1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17:30hs:Regar el</text:p>
            <text:p>Jardín</text:p>
            <text:p><text:span text:style-name="T1">18:00hs</text:span></text:p>
          </table:table-cell>
          <table:table-cell/>
          <table:covered-table-cell/>
        </table:table-row>
        <table:table-row table:style-name="ro7">
          <table:table-cell table:number-columns-repeated="2"/>
          <table:table-cell office:value-type="string" calcext:value-type="string">
            <text:p>20:00hs:Baño</text:p>
            <text:p><text:span text:style-name="T1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1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1">21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1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1">2100hs</text:span></text:p>
          </table:table-cell>
          <table:table-cell table:number-columns-repeated="4"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1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1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1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1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1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1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2">Posible espacio </text:span></text:p>
            <text:p><text:span text:style-name="T2">de cursada</text:span></text:p>
            <text:p><text:span text:style-name="T1">22:20hs</text:span></text:p>
          </table:table-cell>
          <table:table-cell office:value-type="string" calcext:value-type="string">
            <text:p><text:span text:style-name="T2">18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18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18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table:style-name="ce21"/>
          <table:table-cell/>
          <table:covered-table-cell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</table:table-row>
        <table:table-row table:style-name="ro6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2">00:00hs</text:span></text:p>
            <text:p><text:span text:style-name="T2">-</text:span></text:p>
            <text:p><text:span text:style-name="T2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2">00:00hs</text:span></text:p>
            <text:p><text:span text:style-name="T2">-</text:span></text:p>
            <text:p><text:span text:style-name="T2">05:00hs</text:span></text:p>
          </table:table-cell>
          <table:table-cell table:style-name="ce19" office:value-type="string" calcext:value-type="string">
            <text:p><text:span text:style-name="T2">00:00hs</text:span></text:p>
            <text:p><text:span text:style-name="T2">-</text:span></text:p>
            <text:p><text:span text:style-name="T2">05:00hs</text:span></text:p>
          </table:table-cell>
          <table:table-cell table:style-name="ce29" office:value-type="string" calcext:value-type="string">
            <text:p><text:span text:style-name="T2">00:00hs</text:span></text:p>
            <text:p><text:span text:style-name="T2">-</text:span></text:p>
            <text:p><text:span text:style-name="T2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2">00:00hs</text:span></text:p>
            <text:p><text:span text:style-name="T2">-</text:span></text:p>
            <text:p><text:span text:style-name="T2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2">00:00hs</text:span></text:p>
            <text:p><text:span text:style-name="T2">-</text:span></text:p>
            <text:p><text:span text:style-name="T2">05:00hs</text:span></text:p>
          </table:table-cell>
          <table:table-cell table:style-name="ce19" office:value-type="string" calcext:value-type="string">
            <text:p><text:span text:style-name="T2">00:00hs</text:span></text:p>
            <text:p><text:span text:style-name="T2">-</text:span></text:p>
            <text:p><text:span text:style-name="T2">05:00hs</text:span></text:p>
          </table:table-cell>
          <table:table-cell table:style-name="ce29" office:value-type="string" calcext:value-type="string">
            <text:p><text:span text:style-name="T2">00:00hs</text:span></text:p>
            <text:p><text:span text:style-name="T2">-</text:span></text:p>
            <text:p><text:span text:style-name="T2">05:00hs</text:span></text:p>
          </table:table-cell>
          <table:table-cell/>
          <table:table-cell table:style-name="ce10" office:value-type="string" calcext:value-type="string">
            <text:p><text:span text:style-name="T2">23:30hs</text:span></text:p>
            <text:p><text:span text:style-name="T2">-</text:span></text:p>
            <text:p><text:span text:style-name="T2">01:00hs</text:span>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2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2">23:00hs</text:span></text:p>
            <text:p><text:span text:style-name="T2">-</text:span></text:p>
            <text:p><text:span text:style-name="T2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2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2">23:00hs</text:span></text:p>
            <text:p><text:span text:style-name="T2">-</text:span></text:p>
            <text:p><text:span text:style-name="T2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2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2">23:00hs</text:span></text:p>
            <text:p><text:span text:style-name="T2">-</text:span></text:p>
            <text:p><text:span text:style-name="T2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2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2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2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29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29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29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29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2">19:00hs</text:span></text:p>
            <text:p><text:span text:style-name="T2">-</text:span></text:p>
            <text:p><text:span text:style-name="T2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29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2">21:00hs</text:span></text:p>
            <text:p><text:span text:style-name="T2">-</text:span></text:p>
            <text:p><text:span text:style-name="T2">22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29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2">19:00hs</text:span></text:p>
            <text:p><text:span text:style-name="T2">-</text:span></text:p>
            <text:p><text:span text:style-name="T2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29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2">19:00hs</text:span></text:p>
            <text:p><text:span text:style-name="T2">-</text:span></text:p>
            <text:p><text:span text:style-name="T2">20:00hs</text:span></text:p>
          </table:table-cell>
          <table:table-cell table:style-name="ce19" office:value-type="string" calcext:value-type="string">
            <text:p>21:00hs</text:p>
            <text:p>-</text:p>
            <text:p>22:00hs</text:p>
          </table:table-cell>
          <table:table-cell table:style-name="ce29" office:value-type="string" calcext:value-type="string">
            <text:p>21:30hs</text:p>
            <text:p>-</text:p>
            <text:p>22:00hs</text:p>
          </table:table-cell>
        </table:table-row>
        <table:table-row table:style-name="ro10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1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1">
          <table:table-cell/>
          <table:table-cell table:style-name="ce11" office:value-type="string" calcext:value-type="string" table:number-columns-spanned="127" table:number-rows-spanned="1">
            <text:p>Patrón Épsilon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</table:table-row>
        <table:table-row table:style-name="ro1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5">Horario de rutina técnico: “Locura sana”</text:span> II (Nivel 9)</text:p>
          </table:table-cell>
          <table:covered-table-cell table:number-columns-repeated="5" table:style-name="ce14"/>
          <table:covered-table-cell table:style-name="ce23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17"/>
          <table:covered-table-cell table:style-name="ce26"/>
        </table:table-row>
        <table:table-row table:style-name="ro11">
          <table:table-cell table:style-name="ce1"/>
          <table:table-cell table:style-name="ce12"/>
          <table:table-cell table:style-name="ce20" table:number-columns-repeated="5"/>
          <table:table-cell table:style-name="ce30" office:value-type="string" calcext:value-type="string">
            <text:p>Recuperar la mayor</text:p>
            <text:p>Cantidad de </text:p>
            <text:p>Energías posibles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table:number-columns-repeated="3"/>
          <table:table-cell table:style-name="ce30" office:value-type="string" calcext:value-type="string">
            <text:p><text:span text:style-name="T2">Recuperar la mayor</text:span></text:p>
            <text:p><text:span text:style-name="T2">Cantidad de </text:span></text:p>
            <text:p><text:span text:style-name="T2">Energías posibles</text:span>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<text:span text:style-name="T2">Espacio</text:span></text:p>
            <text:p><text:span text:style-name="T2">Para 1 proyecto</text:span></text:p>
            <text:p><text:span text:style-name="T2">Estudio/Trabajo</text:span></text:p>
          </table:table-cell>
          <table:table-cell table:style-name="ce20" office:value-type="string" calcext:value-type="string">
            <text:p><text:span text:style-name="T2">Espacio</text:span></text:p>
            <text:p><text:span text:style-name="T2">Para 1 proyecto</text:span></text:p>
            <text:p><text:span text:style-name="T2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2">Recuperar la mayor</text:span></text:p>
            <text:p><text:span text:style-name="T2">Cantidad de </text:span></text:p>
            <text:p><text:span text:style-name="T2">Energías posibles</text:span></text:p>
          </table:table-cell>
          <table:table-cell/>
          <table:table-cell table:style-name="ce12" office:value-type="string" calcext:value-type="string">
            <text:p><text:span text:style-name="T2">Atender </text:span></text:p>
            <text:p><text:span text:style-name="T2">Necesidades</text:span></text:p>
            <text:p><text:span text:style-name="T2">Urgentes de</text:span></text:p>
            <text:p><text:span text:style-name="T2">Estudio/Trabajo</text:span></text:p>
          </table:table-cell>
          <table:table-cell table:style-name="ce20" office:value-type="string" calcext:value-type="string">
            <text:p><text:span text:style-name="T2">Atender </text:span></text:p>
            <text:p><text:span text:style-name="T2">Necesidades</text:span></text:p>
            <text:p><text:span text:style-name="T2">Urgentes de</text:span></text:p>
            <text:p><text:span text:style-name="T2">Estudio/Trabajo</text:span></text:p>
          </table:table-cell>
          <table:table-cell table:style-name="ce20" office:value-type="string" calcext:value-type="string">
            <text:p><text:span text:style-name="T2">Espacio</text:span></text:p>
            <text:p><text:span text:style-name="T2">Para 1 proyecto</text:span></text:p>
            <text:p><text:span text:style-name="T2">Estudio/Trabajo</text:span></text:p>
          </table:table-cell>
          <table:table-cell table:style-name="ce20" office:value-type="string" calcext:value-type="string">
            <text:p><text:span text:style-name="T2">Espacio</text:span></text:p>
            <text:p><text:span text:style-name="T2">Para 1 proyecto</text:span></text:p>
            <text:p><text:span text:style-name="T2">Estudio/Trabajo</text:span></text:p>
          </table:table-cell>
          <table:table-cell table:style-name="ce20" office:value-type="string" calcext:value-type="string">
            <text:p><text:span text:style-name="T2">Atender </text:span></text:p>
            <text:p><text:span text:style-name="T2">Necesidades</text:span></text:p>
            <text:p><text:span text:style-name="T2">Urgentes de</text:span></text:p>
            <text:p><text:span text:style-name="T2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2">Recuperar la mayor</text:span></text:p>
            <text:p><text:span text:style-name="T2">Cantidad de </text:span></text:p>
            <text:p><text:span text:style-name="T2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 office:value-type="string" calcext:value-type="string">
            <text:p>Atender </text:p>
            <text:p>Necesidades</text:p>
            <text:p>Urgentes de</text:p>
            <text:p><text:span text:style-name="T2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2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2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2">Recuperar la mayor</text:span></text:p>
            <text:p><text:span text:style-name="T2">Cantidad de </text:span></text:p>
            <text:p><text:span text:style-name="T2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/>
          <table:table-cell table:style-name="ce20" office:value-type="string" calcext:value-type="string">
            <text:p>Espacio </text:p>
            <text:p>Para 1 proyecto</text:p>
            <text:p><text:span text:style-name="T2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2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2">Recuperar la mayor</text:span></text:p>
            <text:p><text:span text:style-name="T2">Cantidad de </text:span></text:p>
            <text:p><text:span text:style-name="T2">Energías posibles</text:span></text:p>
          </table:table-cell>
          <table:table-cell/>
          <table:table-cell table:style-name="ce12" office:value-type="string" calcext:value-type="string">
            <text:p><text:span text:style-name="T2">Espacio </text:span></text:p>
            <text:p><text:span text:style-name="T2">Para 1 proyecto</text:span></text:p>
            <text:p><text:span text:style-name="T2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2">Espacio </text:span></text:p>
            <text:p><text:span text:style-name="T2">Para 1 proyecto</text:span></text:p>
            <text:p><text:span text:style-name="T2">Estudio/Trabajo</text:span></text:p>
          </table:table-cell>
          <table:table-cell table:style-name="ce20" office:value-type="string" calcext:value-type="string">
            <text:p><text:span text:style-name="T2">Espacio </text:span></text:p>
            <text:p><text:span text:style-name="T2">Para 1 proyecto</text:span></text:p>
            <text:p><text:span text:style-name="T2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2">Recuperar la mayor</text:span></text:p>
            <text:p><text:span text:style-name="T2">Cantidad de </text:span></text:p>
            <text:p><text:span text:style-name="T2">Energías posibles</text:span></text:p>
          </table:table-cell>
          <table:table-cell/>
          <table:table-cell table:style-name="ce12" office:value-type="string" calcext:value-type="string">
            <text:p><text:span text:style-name="T2">Espacio </text:span></text:p>
            <text:p><text:span text:style-name="T2">Para 1 proyecto</text:span></text:p>
            <text:p><text:span text:style-name="T2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2">Espacio </text:span></text:p>
            <text:p><text:span text:style-name="T2">Para 1 proyecto</text:span></text:p>
            <text:p><text:span text:style-name="T2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2">Recuperar la mayor</text:span></text:p>
            <text:p><text:span text:style-name="T2">Cantidad de </text:span></text:p>
            <text:p><text:span text:style-name="T2">Energías posibles</text:span></text:p>
          </table:table-cell>
          <table:table-cell/>
          <table:table-cell table:style-name="ce12" office:value-type="string" calcext:value-type="string">
            <text:p><text:span text:style-name="T2">Espacio </text:span></text:p>
            <text:p><text:span text:style-name="T2">Para 1 proyecto</text:span></text:p>
            <text:p><text:span text:style-name="T2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2">Espacio </text:span></text:p>
            <text:p><text:span text:style-name="T2">Para 1 proyecto</text:span></text:p>
            <text:p><text:span text:style-name="T2">Estudio/Trabajo</text:span></text:p>
          </table:table-cell>
          <table:table-cell table:style-name="ce20" office:value-type="string" calcext:value-type="string">
            <text:p><text:span text:style-name="T2">Espacio </text:span></text:p>
            <text:p><text:span text:style-name="T2">Para 2 proyectos</text:span></text:p>
            <text:p><text:span text:style-name="T2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2">Recuperar la mayor</text:span></text:p>
            <text:p><text:span text:style-name="T2">Cantidad de </text:span></text:p>
            <text:p><text:span text:style-name="T2">Energías posibles</text:span></text:p>
          </table:table-cell>
          <table:table-cell/>
          <table:table-cell table:style-name="ce12" office:value-type="string" calcext:value-type="string">
            <text:p><text:span text:style-name="T2">Espacio </text:span></text:p>
            <text:p><text:span text:style-name="T2">Para 1 proyecto</text:span></text:p>
            <text:p><text:span text:style-name="T2">Estudio/Trabajo</text:span></text:p>
          </table:table-cell>
          <table:table-cell table:style-name="ce20" office:value-type="string" calcext:value-type="string">
            <text:p><text:span text:style-name="T2">Espacio </text:span></text:p>
            <text:p><text:span text:style-name="T2">Para 1 proyecto</text:span></text:p>
            <text:p><text:span text:style-name="T2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2">Espacio </text:span></text:p>
            <text:p><text:span text:style-name="T2">Para 2 proyectos</text:span></text:p>
            <text:p><text:span text:style-name="T2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2">Recuperar la mayor</text:span></text:p>
            <text:p><text:span text:style-name="T2">Cantidad de </text:span></text:p>
            <text:p><text:span text:style-name="T2">Energías posibles</text:span></text:p>
          </table:table-cell>
          <table:table-cell/>
          <table:table-cell table:style-name="ce12" office:value-type="string" calcext:value-type="string">
            <text:p><text:span text:style-name="T2">Espacio </text:span></text:p>
            <text:p><text:span text:style-name="T2">Para 1 proyecto</text:span></text:p>
            <text:p><text:span text:style-name="T2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2">Espacio </text:span></text:p>
            <text:p><text:span text:style-name="T2">Para 1 proyecto</text:span></text:p>
            <text:p><text:span text:style-name="T2">Estudio/Trabajo</text:span></text:p>
          </table:table-cell>
          <table:table-cell table:style-name="ce20" office:value-type="string" calcext:value-type="string">
            <text:p><text:span text:style-name="T2">Espacio </text:span></text:p>
            <text:p><text:span text:style-name="T2">Para 2 proyectos</text:span></text:p>
            <text:p><text:span text:style-name="T2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2">Recuperar la mayor</text:span></text:p>
            <text:p><text:span text:style-name="T2">Cantidad de </text:span></text:p>
            <text:p><text:span text:style-name="T2">Energías posibles</text:span></text:p>
          </table:table-cell>
          <table:table-cell/>
          <table:table-cell table:style-name="ce12" office:value-type="string" calcext:value-type="string">
            <text:p><text:span text:style-name="T2">Espacio </text:span></text:p>
            <text:p><text:span text:style-name="T2">Para 1 proyecto</text:span></text:p>
            <text:p><text:span text:style-name="T2">Estudio/Trabajo</text:span></text:p>
          </table:table-cell>
          <table:table-cell table:style-name="ce20" office:value-type="string" calcext:value-type="string">
            <text:p><text:span text:style-name="T2">Espacio </text:span></text:p>
            <text:p><text:span text:style-name="T2">Para 1 proyecto</text:span></text:p>
            <text:p><text:span text:style-name="T2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2">Espacio </text:span></text:p>
            <text:p><text:span text:style-name="T2">Para 2 proyectos</text:span></text:p>
            <text:p><text:span text:style-name="T2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2">Recuperar la mayor</text:span></text:p>
            <text:p><text:span text:style-name="T2">Cantidad de </text:span></text:p>
            <text:p><text:span text:style-name="T2">Energías posibles</text:span></text:p>
          </table:table-cell>
          <table:table-cell/>
          <table:table-cell table:style-name="ce12" office:value-type="string" calcext:value-type="string">
            <text:p><text:span text:style-name="T2">Espacio </text:span></text:p>
            <text:p><text:span text:style-name="T2">Para 1 proyecto</text:span></text:p>
            <text:p><text:span text:style-name="T2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2">Espacio </text:span></text:p>
            <text:p><text:span text:style-name="T2">Para 1 proyecto</text:span></text:p>
            <text:p><text:span text:style-name="T2">Estudio/Trabajo</text:span></text:p>
          </table:table-cell>
          <table:table-cell table:style-name="ce20" office:value-type="string" calcext:value-type="string">
            <text:p><text:span text:style-name="T2">Espacio </text:span></text:p>
            <text:p><text:span text:style-name="T2">Para 1 proyecto</text:span></text:p>
            <text:p><text:span text:style-name="T2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2">Recuperar la mayor</text:span></text:p>
            <text:p><text:span text:style-name="T2">Cantidad de </text:span></text:p>
            <text:p><text:span text:style-name="T2">Energías posibles</text:span></text:p>
          </table:table-cell>
          <table:table-cell/>
          <table:table-cell table:style-name="ce12" office:value-type="string" calcext:value-type="string">
            <text:p><text:span text:style-name="T2">Espacio </text:span></text:p>
            <text:p><text:span text:style-name="T2">Para 1 proyecto</text:span></text:p>
            <text:p><text:span text:style-name="T2">Estudio/Trabajo</text:span></text:p>
          </table:table-cell>
          <table:table-cell table:style-name="ce20" office:value-type="string" calcext:value-type="string">
            <text:p><text:span text:style-name="T2">Espacio </text:span></text:p>
            <text:p><text:span text:style-name="T2">Para 1 proyecto</text:span></text:p>
            <text:p><text:span text:style-name="T2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2">Espacio </text:span></text:p>
            <text:p><text:span text:style-name="T2">Para 1 proyecto</text:span></text:p>
            <text:p><text:span text:style-name="T2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2">Recuperar la mayor</text:span></text:p>
            <text:p><text:span text:style-name="T2">Cantidad de </text:span></text:p>
            <text:p><text:span text:style-name="T2">Energías posibles</text:span></text:p>
          </table:table-cell>
          <table:table-cell/>
          <table:table-cell table:style-name="ce12" office:value-type="string" calcext:value-type="string">
            <text:p><text:span text:style-name="T2">Espacio </text:span></text:p>
            <text:p><text:span text:style-name="T2">Para 1 proyecto</text:span></text:p>
            <text:p><text:span text:style-name="T2">Estudio/Trabajo</text:span></text:p>
          </table:table-cell>
          <table:table-cell table:style-name="ce20" office:value-type="string" calcext:value-type="string">
            <text:p><text:span text:style-name="T2">Espacio </text:span></text:p>
            <text:p><text:span text:style-name="T2">Para 2 proyectos</text:span></text:p>
            <text:p><text:span text:style-name="T2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2">Espacio </text:span></text:p>
            <text:p><text:span text:style-name="T2">Para 1 proyecto</text:span></text:p>
            <text:p><text:span text:style-name="T2">Estudio/Trabajo</text:span></text:p>
          </table:table-cell>
          <table:table-cell table:style-name="ce20" office:value-type="string" calcext:value-type="string">
            <text:p><text:span text:style-name="T2">Espacio </text:span></text:p>
            <text:p><text:span text:style-name="T2">Para 1 proyecto</text:span></text:p>
            <text:p><text:span text:style-name="T2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2">Recuperar la mayor</text:span></text:p>
            <text:p><text:span text:style-name="T2">Cantidad de </text:span></text:p>
            <text:p><text:span text:style-name="T2">Energías posibles</text:span></text:p>
          </table:table-cell>
          <table:table-cell/>
          <table:table-cell table:style-name="ce12" office:value-type="string" calcext:value-type="string">
            <text:p><text:span text:style-name="T2">Espacio </text:span></text:p>
            <text:p><text:span text:style-name="T2">Para 1 proyecto</text:span></text:p>
            <text:p><text:span text:style-name="T2">Estudio/Trabajo</text:span></text:p>
          </table:table-cell>
          <table:table-cell table:style-name="ce20" office:value-type="string" calcext:value-type="string">
            <text:p><text:span text:style-name="T2">Espacio </text:span></text:p>
            <text:p><text:span text:style-name="T2">Para 1 proyecto</text:span></text:p>
            <text:p><text:span text:style-name="T2">Estudio/Trabajo</text:span></text:p>
          </table:table-cell>
          <table:table-cell table:number-columns-repeated="2"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2">Espacio </text:span></text:p>
            <text:p><text:span text:style-name="T2">Para 1 proyecto</text:span></text:p>
            <text:p><text:span text:style-name="T2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2">Recuperar la mayor</text:span></text:p>
            <text:p><text:span text:style-name="T2">Cantidad de </text:span></text:p>
            <text:p><text:span text:style-name="T2">Energías posibles</text:span></text:p>
          </table:table-cell>
        </table:table-row>
        <table:table-row table:style-name="ro7">
          <table:table-cell/>
          <table:table-cell table:style-name="ce13"/>
          <table:table-cell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1">10:00hs</text:span></text:p>
          </table:table-cell>
          <table:table-cell table:style-name="ce21" table:number-columns-repeated="2"/>
          <table:table-cell table:style-name="ce58" table:number-columns-spanned="1" table:number-rows-spanned="10"/>
          <table:table-cell table:number-columns-repeated="3"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1">10:00hs</text:span></text:p>
          </table:table-cell>
          <table:table-cell table:number-columns-repeated="2"/>
          <table:table-cell table:style-name="ce58" table:number-columns-spanned="1" table:number-rows-spanned="10"/>
          <table:table-cell table:number-columns-repeated="3"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1">10:00hs</text:span></text:p>
          </table:table-cell>
          <table:table-cell table:number-columns-repeated="2"/>
          <table:table-cell table:style-name="ce58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1">10:00hs</text:span></text:p>
          </table:table-cell>
          <table:table-cell table:style-name="ce21" table:number-columns-repeated="2"/>
          <table:table-cell table:style-name="ce58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1">10:00hs</text:span></text:p>
          </table:table-cell>
          <table:table-cell table:style-name="ce21" table:number-columns-repeated="2"/>
          <table:table-cell table:style-name="ce58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1">10:00hs</text:span></text:p>
          </table:table-cell>
          <table:table-cell table:number-columns-repeated="2"/>
          <table:table-cell table:style-name="ce58" table:number-columns-spanned="1" table:number-rows-spanned="10"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1">10:00hs</text:span></text:p>
          </table:table-cell>
          <table:table-cell table:number-columns-repeated="2"/>
          <table:table-cell table:style-name="ce58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1">10:00hs</text:span></text:p>
          </table:table-cell>
          <table:table-cell table:number-columns-repeated="2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/>
          <table:table-cell office:value-type="string" calcext:value-type="string">
            <text:p>09:30hs:Desayuno</text:p>
            <text:p><text:span text:style-name="T1">10:30hs</text:span></text:p>
          </table:table-cell>
          <table:table-cell table:number-columns-repeated="5"/>
          <table:table-cell table:style-name="ce58" table:number-columns-spanned="1" table:number-rows-spanned="10"/>
          <table:table-cell/>
          <table:table-cell table:style-name="ce13"/>
          <table:table-cell table:number-columns-repeated="5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</table:table-row>
        <table:table-row table:style-name="ro6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1">11:35hs</text:span></text:p>
          </table:table-cell>
          <table:table-cell table:number-columns-repeated="4"/>
          <table:covered-table-cell/>
          <table:table-cell table:number-columns-repeated="2"/>
          <table:table-cell table:style-name="Default"/>
          <table:table-cell table:style-name="ce21" table:number-columns-repeated="2"/>
          <table:table-cell table:style-name="Default"/>
          <table:table-cell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2">10:30hs:</text:span></text:p>
            <text:p><text:span text:style-name="T2">Código</text:span></text:p>
            <text:p><text:span text:style-name="T2">Libre</text:span></text:p>
            <text:p><text:span text:style-name="T3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1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1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1">10:0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1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</table:table-row>
        <table:table-row table:style-name="ro12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</table:table-row>
        <table:table-row table:style-name="ro12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4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1">14:30hs</text:span></text:p>
          </table:table-cell>
          <table:table-cell table:number-columns-repeated="5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1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1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1">17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2:00hs:Almuerzo</text:p>
            <text:p><text:span text:style-name="T1">14:3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1">17:3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1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1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1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1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1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1">17:30hs</text:span></text:p>
          </table:table-cell>
          <table:table-cell table:number-columns-repeated="2"/>
          <table:covered-table-cell/>
        </table:table-row>
        <table:table-row table:style-name="ro6"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table:style-name="Default"/>
          <table:table-cell/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table:style-name="Default"/>
          <table:table-cell/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4:30hs: Galactic</text:p>
            <text:p>Gym</text:p>
            <text:p><text:span text:style-name="T1">16:30hs</text:span></text:p>
          </table:table-cell>
          <table:table-cell table:number-columns-repeated="2"/>
          <table:table-cell table:style-name="Default"/>
          <table:table-cell/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table:number-columns-repeated="5"/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table:style-name="Default"/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office:value-type="string" calcext:value-type="string">
            <text:p>17:30hs:Baño</text:p>
            <text:p><text:span text:style-name="T1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table:style-name="Default"/>
          <table:table-cell/>
          <table:table-cell office:value-type="string" calcext:value-type="string">
            <text:p>17:30hs:Baño</text:p>
            <text:p><text:span text:style-name="T1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office:value-type="string" calcext:value-type="string">
            <text:p>17:30hs:Baño</text:p>
            <text:p><text:span text:style-name="T1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1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office:value-type="string" calcext:value-type="string">
            <text:p>17:30hs:Baño</text:p>
            <text:p><text:span text:style-name="T1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1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office:value-type="string" calcext:value-type="string">
            <text:p>17:30hs:Baño</text:p>
            <text:p><text:span text:style-name="T1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1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office:value-type="string" calcext:value-type="string">
            <text:p>17:30hs:Baño</text:p>
            <text:p><text:span text:style-name="T1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1">18:30hs</text:span></text:p>
          </table:table-cell>
          <table:table-cell table:number-columns-repeated="2"/>
          <table:covered-table-cell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2">17:30hs:Baño</text:span></text:p>
            <text:p><text:span text:style-name="T3">18:30hs</text:span></text:p>
          </table:table-cell>
          <table:table-cell/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table:number-columns-repeated="4"/>
          <table:covered-table-cell/>
        </table:table-row>
        <table:table-row table:style-name="ro7"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<text:span text:style-name="T2">17:00hs: Hora </text:span></text:p>
            <text:p><text:span text:style-name="T2">Blanca</text:span>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office:value-type="string" calcext:value-type="string">
            <text:p>15:35hs:</text:p>
            <text:p>Reflexión</text:p>
            <text:p><text:span text:style-name="T1">16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<text:span text:style-name="T2">17:00hs: Hora </text:span></text:p>
            <text:p><text:span text:style-name="T2">Blanca</text:span>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<text:span text:style-name="T2">17:00hs: Hora </text:span></text:p>
            <text:p><text:span text:style-name="T2">Blanca</text:span>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table:number-columns-repeated="3"/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<text:span text:style-name="T2">17:00hs: Hora </text:span></text:p>
            <text:p><text:span text:style-name="T2">Blanca</text:span>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<text:span text:style-name="T2">17:00hs: Hora </text:span></text:p>
            <text:p><text:span text:style-name="T2">Blanca</text:span>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<text:span text:style-name="T2">17:00hs: Hora </text:span></text:p>
            <text:p><text:span text:style-name="T2">Blanca</text:span>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table:number-columns-repeated="2"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table:number-columns-repeated="3"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</table:table-row>
        <table:table-row table:style-name="ro7"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8:00hs:</text:p>
            <text:p><text:span text:style-name="T2">Posible espacio </text:span></text:p>
            <text:p><text:span text:style-name="T2">de cursada</text:span></text:p>
            <text:p><text:span text:style-name="T1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1">20:00hs</text:span></text:p>
          </table:table-cell>
          <table:table-cell office:value-type="string" calcext:value-type="string">
            <text:p>18:00hs:</text:p>
            <text:p><text:span text:style-name="T2">Posible espacio </text:span></text:p>
            <text:p><text:span text:style-name="T2">de cursada</text:span></text:p>
            <text:p><text:span text:style-name="T1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18:00hs:</text:p>
            <text:p><text:span text:style-name="T2">Posible espacio </text:span></text:p>
            <text:p><text:span text:style-name="T2">de cursada</text:span></text:p>
            <text:p><text:span text:style-name="T1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table:number-columns-repeated="2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8:00hs:</text:p>
            <text:p><text:span text:style-name="T2">Posible espacio </text:span></text:p>
            <text:p><text:span text:style-name="T2">de cursada</text:span></text:p>
            <text:p><text:span text:style-name="T1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31" table:number-columns-spanned="1" table:number-rows-spanned="4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2">Posible espacio </text:span></text:p>
            <text:p><text:span text:style-name="T2">de cursada</text:span></text:p>
            <text:p><text:span text:style-name="T1">22:20hs</text:span></text:p>
          </table:table-cell>
          <table:table-cell office:value-type="string" calcext:value-type="string">
            <text:p>20:20hs:</text:p>
            <text:p><text:span text:style-name="T2">Posible espacio </text:span></text:p>
            <text:p><text:span text:style-name="T2">de cursada</text:span></text:p>
            <text:p><text:span text:style-name="T1">22:20hs</text:span></text:p>
          </table:table-cell>
          <table:table-cell office:value-type="string" calcext:value-type="string">
            <text:p>20:20hs:</text:p>
            <text:p><text:span text:style-name="T2">Posible espacio </text:span></text:p>
            <text:p><text:span text:style-name="T2">de cursada</text:span></text:p>
            <text:p><text:span text:style-name="T1">21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1">21:00hs</text:span></text:p>
          </table:table-cell>
          <table:table-cell office:value-type="string" calcext:value-type="string">
            <text:p>20:35hs:</text:p>
            <text:p>Reflexión</text:p>
            <text:p><text:span text:style-name="T1">21:00hs</text:span></text:p>
          </table:table-cell>
          <table:table-cell office:value-type="string" calcext:value-type="string">
            <text:p>20:35hs:</text:p>
            <text:p>Reflexión</text:p>
            <text:p><text:span text:style-name="T1">21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2">Posible espacio </text:span></text:p>
            <text:p><text:span text:style-name="T2">de cursada</text:span></text:p>
            <text:p><text:span text:style-name="T1">22:20hs</text:span></text:p>
          </table:table-cell>
          <table:table-cell office:value-type="string" calcext:value-type="string">
            <text:p><text:span text:style-name="T2">18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2">Posible espacio </text:span></text:p>
            <text:p><text:span text:style-name="T2">de cursada</text:span></text:p>
            <text:p><text:span text:style-name="T1">22:20hs</text:span></text:p>
          </table:table-cell>
          <table:table-cell office:value-type="string" calcext:value-type="string">
            <text:p><text:span text:style-name="T2">18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</table:table-row>
        <table:table-row table:style-name="ro7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1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1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1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1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1">18:00hs</text:span></text:p>
          </table:table-cell>
          <table:table-cell/>
          <table:table-cell office:value-type="string" calcext:value-type="string">
            <text:p><text:span text:style-name="T2">21:00hs:Ducha</text:span></text:p>
            <text:p><text:span text:style-name="T3">2100hs</text:span></text:p>
          </table:table-cell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1">18:00hs</text:span></text:p>
          </table:table-cell>
          <table:table-cell/>
          <table:table-cell office:value-type="string" calcext:value-type="string">
            <text:p><text:span text:style-name="T2">20:00hs:Ducha</text:span></text:p>
            <text:p><text:span text:style-name="T3">2100hs</text:span></text:p>
          </table:table-cell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2">Posible espacio </text:span></text:p>
            <text:p><text:span text:style-name="T2">de cursada</text:span></text:p>
            <text:p><text:span text:style-name="T1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17:30hs:Regar el</text:p>
            <text:p>Jardín</text:p>
            <text:p><text:span text:style-name="T1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1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17:30hs:Regar el</text:p>
            <text:p>Jardín</text:p>
            <text:p><text:span text:style-name="T1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Posible espacio </text:span></text:p>
            <text:p><text:span text:style-name="T2">de cursada</text:span></text:p>
            <text:p><text:span text:style-name="T3">20:00hs</text:span></text:p>
          </table:table-cell>
          <table:table-cell office:value-type="string" calcext:value-type="string">
            <text:p>17:30hs:Regar el</text:p>
            <text:p>Jardín</text:p>
            <text:p><text:span text:style-name="T1">18:00hs</text:span></text:p>
          </table:table-cell>
          <table:table-cell/>
          <table:covered-table-cell/>
        </table:table-row>
        <table:table-row table:style-name="ro7"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1">2100hs</text:span></text:p>
          </table:table-cell>
          <table:table-cell table:style-name="ce19"/>
          <table:table-cell table:style-name="ce22"/>
          <table:table-cell table:style-name="ce19" table:number-columns-repeated="2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1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1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1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1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1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office:value-type="string" calcext:value-type="string">
            <text:p>20:20hs:</text:p>
            <text:p><text:span text:style-name="T2">Posible espacio </text:span></text:p>
            <text:p><text:span text:style-name="T2">de cursada</text:span></text:p>
            <text:p><text:span text:style-name="T1">22:20hs</text:span></text:p>
          </table:table-cell>
          <table:table-cell table:style-name="ce19" office:value-type="string" calcext:value-type="string">
            <text:p><text:span text:style-name="T2">18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table:style-name="ce19"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table:number-columns-repeated="3"/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table:style-name="ce19" office:value-type="string" calcext:value-type="string">
            <text:p><text:span text:style-name="T2">18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table:style-name="ce19"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table:style-name="ce19" office:value-type="string" calcext:value-type="string">
            <text:p><text:span text:style-name="T2">18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table:style-name="ce19" office:value-type="string" calcext:value-type="string">
            <text:p><text:span text:style-name="T2">20:20hs:</text:span></text:p>
            <text:p><text:span text:style-name="T2">Posible espacio </text:span></text:p>
            <text:p><text:span text:style-name="T2">de cursada</text:span></text:p>
            <text:p><text:span text:style-name="T3">22:20hs</text:span></text:p>
          </table:table-cell>
          <table:table-cell table:style-name="ce33"/>
          <table:table-cell table:style-name="ce19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/00/0000</text:date>, <text:time style:data-style-name="N2" text:time-value="01:39:57.15331269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3T22:08:20.340881953</meta:creation-date>
    <dc:date>2021-07-19T01:50:22.910265489</dc:date>
    <meta:editing-duration>PT14M52S</meta:editing-duration>
    <meta:editing-cycles>5</meta:editing-cycles>
    <meta:generator>LibreOffice/6.4.7.2$Linux_X86_64 LibreOffice_project/40$Build-2</meta:generator>
    <meta:document-statistic meta:table-count="1" meta:cell-count="1810" meta:object-count="0"/>
  </office:meta>
</office:document-meta>
</file>